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41c449" officeooo:paragraph-rsid="0041c449"/>
    </style:style>
    <style:style style:name="P26" style:family="paragraph" style:parent-style-name="Text_20_body">
      <style:text-properties officeooo:rsid="0016c718" officeooo:paragraph-rsid="0042e302"/>
    </style:style>
    <style:style style:name="P27" style:family="paragraph" style:parent-style-name="Text_20_body">
      <style:text-properties officeooo:rsid="00766659" officeooo:paragraph-rsid="00766659"/>
    </style:style>
    <style:style style:name="P28" style:family="paragraph" style:parent-style-name="Text_20_body">
      <style:text-properties officeooo:rsid="00868084" officeooo:paragraph-rsid="00868084"/>
    </style:style>
    <style:style style:name="P29" style:family="paragraph" style:parent-style-name="Text_20_body">
      <style:text-properties officeooo:rsid="003ffa84" officeooo:paragraph-rsid="003ffa84"/>
    </style:style>
    <style:style style:name="P30" style:family="paragraph" style:parent-style-name="Reference">
      <style:paragraph-properties fo:break-before="page">
        <style:tab-stops/>
      </style:paragraph-properties>
    </style:style>
    <style:style style:name="P31" style:family="paragraph" style:parent-style-name="Contents_20_Heading">
      <style:paragraph-properties fo:break-before="page"/>
    </style:style>
    <style:style style:name="P32" style:family="paragraph" style:parent-style-name="Reference">
      <style:paragraph-properties>
        <style:tab-stops/>
      </style:paragraph-properties>
    </style:style>
    <style:style style:name="P33" style:family="paragraph" style:parent-style-name="Reference">
      <style:text-properties officeooo:rsid="0083e2e4" officeooo:paragraph-rsid="0083e2e4"/>
    </style:style>
    <style:style style:name="P34" style:family="paragraph" style:parent-style-name="Command">
      <style:text-properties fo:font-style="italic" style:font-style-asian="italic" style:font-style-complex="italic"/>
    </style:style>
    <style:style style:name="P35" style:family="paragraph" style:parent-style-name="Command">
      <style:text-properties style:font-style-asian="normal" style:font-style-complex="normal"/>
    </style:style>
    <style:style style:name="P36" style:family="paragraph" style:parent-style-name="Command">
      <style:text-properties officeooo:paragraph-rsid="0036e484"/>
    </style:style>
    <style:style style:name="P37" style:family="paragraph" style:parent-style-name="Note">
      <style:text-properties fo:font-style="normal" style:font-style-asian="normal" style:font-style-complex="normal"/>
    </style:style>
    <style:style style:name="P38" style:family="paragraph" style:parent-style-name="Note">
      <style:text-properties officeooo:paragraph-rsid="002797df"/>
    </style:style>
    <style:style style:name="P39" style:family="paragraph" style:parent-style-name="Option_20_title">
      <style:text-properties style:font-style-asian="normal" style:font-style-complex="normal"/>
    </style:style>
    <style:style style:name="P40" style:family="paragraph" style:parent-style-name="Option_20_title">
      <style:text-properties fo:font-style="normal" style:font-style-asian="normal" style:font-style-complex="normal"/>
    </style:style>
    <style:style style:name="P41" style:family="paragraph" style:parent-style-name="Option_20_title">
      <style:text-properties officeooo:paragraph-rsid="00283a1c"/>
    </style:style>
    <style:style style:name="P42" style:family="paragraph" style:parent-style-name="Option_20_title">
      <style:text-properties officeooo:rsid="0068dc3f"/>
    </style:style>
    <style:style style:name="P43" style:family="paragraph" style:parent-style-name="Note">
      <style:paragraph-properties fo:margin-left="11.99mm" fo:margin-right="0mm" fo:text-indent="-11.99mm" style:auto-text-indent="false"/>
    </style:style>
    <style:style style:name="P44" style:family="paragraph" style:parent-style-name="Option">
      <style:paragraph-properties fo:margin-left="0mm" fo:margin-right="0mm" fo:text-indent="0mm" style:auto-text-indent="false"/>
    </style:style>
    <style:style style:name="P45" style:family="paragraph" style:parent-style-name="Standard">
      <style:text-properties officeooo:rsid="0013ea2a" officeooo:paragraph-rsid="0013ea2a"/>
    </style:style>
    <style:style style:name="P46" style:family="paragraph" style:parent-style-name="Footnote">
      <style:text-properties officeooo:rsid="0015d65b" officeooo:paragraph-rsid="0015d65b"/>
    </style:style>
    <style:style style:name="P47" style:family="paragraph" style:parent-style-name="Footnote">
      <style:text-properties officeooo:rsid="00259ac4" officeooo:paragraph-rsid="00259ac4"/>
    </style:style>
    <style:style style:name="P48" style:family="paragraph" style:parent-style-name="Footnote">
      <style:text-properties officeooo:rsid="002706f7" officeooo:paragraph-rsid="002706f7"/>
    </style:style>
    <style:style style:name="P49" style:family="paragraph" style:parent-style-name="Footnote">
      <style:text-properties officeooo:rsid="002797df" officeooo:paragraph-rsid="002797df"/>
    </style:style>
    <style:style style:name="P50" style:family="paragraph" style:parent-style-name="Footnote">
      <style:text-properties officeooo:rsid="00283a1c" officeooo:paragraph-rsid="00283a1c"/>
    </style:style>
    <style:style style:name="P51" style:family="paragraph" style:parent-style-name="Footnote">
      <style:text-properties officeooo:rsid="002ee9f8" officeooo:paragraph-rsid="002ee9f8"/>
    </style:style>
    <style:style style:name="P52" style:family="paragraph" style:parent-style-name="Footnote">
      <style:text-properties officeooo:rsid="003e47c0" officeooo:paragraph-rsid="003e47c0"/>
    </style:style>
    <style:style style:name="P53" style:family="paragraph" style:parent-style-name="Footnote">
      <style:text-properties officeooo:rsid="00813323" officeooo:paragraph-rsid="00813323"/>
    </style:style>
    <style:style style:name="P54" style:family="paragraph" style:parent-style-name="Footnote">
      <style:text-properties officeooo:rsid="0083e2e4" officeooo:paragraph-rsid="0083e2e4"/>
    </style:style>
    <style:style style:name="P55" style:family="paragraph" style:parent-style-name="Option">
      <style:text-properties officeooo:paragraph-rsid="002706f7"/>
    </style:style>
    <style:style style:name="P56" style:family="paragraph" style:parent-style-name="Option">
      <style:text-properties officeooo:rsid="002706f7" officeooo:paragraph-rsid="002706f7"/>
    </style:style>
    <style:style style:name="P57" style:family="paragraph" style:parent-style-name="Answer">
      <style:text-properties officeooo:paragraph-rsid="002797df"/>
    </style:style>
    <style:style style:name="P58" style:family="paragraph" style:parent-style-name="Answer">
      <style:text-properties officeooo:rsid="0037af8d" officeooo:paragraph-rsid="0037af8d"/>
    </style:style>
    <style:style style:name="P59" style:family="paragraph" style:parent-style-name="Answer">
      <style:text-properties officeooo:paragraph-rsid="008db1e9"/>
    </style:style>
    <style:style style:name="P60" style:family="paragraph" style:parent-style-name="Answer">
      <style:text-properties officeooo:rsid="008db1e9" officeooo:paragraph-rsid="008db1e9"/>
    </style:style>
    <style:style style:name="P61" style:family="paragraph" style:parent-style-name="Text_20_body_20_Start">
      <style:text-properties officeooo:paragraph-rsid="002797df"/>
    </style:style>
    <style:style style:name="P62" style:family="paragraph" style:parent-style-name="Text_20_body_20_Start">
      <style:text-properties officeooo:paragraph-rsid="00283a1c"/>
    </style:style>
    <style:style style:name="P63" style:family="paragraph" style:parent-style-name="Text_20_body_20_Start">
      <style:text-properties officeooo:paragraph-rsid="002bdd1b"/>
    </style:style>
    <style:style style:name="P64" style:family="paragraph" style:parent-style-name="Text_20_body_20_Start">
      <style:text-properties officeooo:paragraph-rsid="0034fa7e"/>
    </style:style>
    <style:style style:name="P65" style:family="paragraph" style:parent-style-name="Text_20_body_20_Start">
      <style:text-properties officeooo:paragraph-rsid="003c91ca"/>
    </style:style>
    <style:style style:name="P66" style:family="paragraph" style:parent-style-name="Text_20_body_20_Start">
      <style:text-properties officeooo:rsid="003e8725" officeooo:paragraph-rsid="003e8725"/>
    </style:style>
    <style:style style:name="P67" style:family="paragraph" style:parent-style-name="Text_20_body_20_Start">
      <style:text-properties officeooo:paragraph-rsid="00426797"/>
    </style:style>
    <style:style style:name="P68" style:family="paragraph" style:parent-style-name="Text_20_body_20_Start">
      <style:text-properties officeooo:paragraph-rsid="0045953a"/>
    </style:style>
    <style:style style:name="P69" style:family="paragraph" style:parent-style-name="Text_20_body_20_Start">
      <style:text-properties officeooo:paragraph-rsid="00585f9b"/>
    </style:style>
    <style:style style:name="P70" style:family="paragraph" style:parent-style-name="Text_20_body_20_Start">
      <style:text-properties officeooo:rsid="005eb9c6" officeooo:paragraph-rsid="005eb9c6"/>
    </style:style>
    <style:style style:name="P71" style:family="paragraph" style:parent-style-name="Text_20_body_20_Start">
      <style:text-properties officeooo:paragraph-rsid="0062e13e"/>
    </style:style>
    <style:style style:name="P72" style:family="paragraph" style:parent-style-name="Text_20_body_20_Start">
      <style:text-properties officeooo:rsid="0062e13e" officeooo:paragraph-rsid="0062e13e"/>
    </style:style>
    <style:style style:name="P73" style:family="paragraph" style:parent-style-name="Text_20_body_20_Start">
      <style:text-properties officeooo:paragraph-rsid="008bbbf4"/>
    </style:style>
    <style:style style:name="P74" style:family="paragraph" style:parent-style-name="Option_20_Start">
      <style:text-properties officeooo:paragraph-rsid="002706f7"/>
    </style:style>
    <style:style style:name="P75" style:family="paragraph" style:parent-style-name="Option_20_Start">
      <style:text-properties officeooo:paragraph-rsid="002797df"/>
    </style:style>
    <style:style style:name="P76" style:family="paragraph" style:parent-style-name="Option_20_Start">
      <style:text-properties officeooo:paragraph-rsid="00283a1c"/>
    </style:style>
    <style:style style:name="P77" style:family="paragraph" style:parent-style-name="Option_20_Start">
      <style:text-properties officeooo:rsid="00283a1c" officeooo:paragraph-rsid="00283a1c"/>
    </style:style>
    <style:style style:name="P78" style:family="paragraph" style:parent-style-name="Option_20_Start">
      <style:text-properties officeooo:paragraph-rsid="0030f54a"/>
    </style:style>
    <style:style style:name="P79" style:family="paragraph" style:parent-style-name="Option_20_Start">
      <style:text-properties officeooo:paragraph-rsid="006c2030"/>
    </style:style>
    <style:style style:name="P80" style:family="paragraph" style:parent-style-name="Option_20_Start">
      <style:text-properties officeooo:paragraph-rsid="007a1f5a"/>
    </style:style>
    <style:style style:name="P81" style:family="paragraph" style:parent-style-name="Table">
      <style:text-properties officeooo:paragraph-rsid="00618721"/>
    </style:style>
    <style:style style:name="P82" style:family="paragraph" style:parent-style-name="Source_20_code">
      <style:text-properties officeooo:rsid="006496a9" officeooo:paragraph-rsid="006496a9"/>
    </style:style>
    <style:style style:name="P83" style:family="paragraph" style:parent-style-name="Source_20_code">
      <style:text-properties officeooo:paragraph-rsid="0083e2e4"/>
    </style:style>
    <style:style style:name="P84" style:family="paragraph" style:parent-style-name="Contents_20_2">
      <style:paragraph-properties>
        <style:tab-stops>
          <style:tab-stop style:position="165.01mm" style:type="right" style:leader-style="dotted" style:leader-text="."/>
        </style:tab-stops>
      </style:paragraph-properties>
    </style:style>
    <style:style style:name="P85" style:family="paragraph" style:parent-style-name="Option_20_note">
      <style:text-properties officeooo:paragraph-rsid="007a1f5a"/>
    </style:style>
    <style:style style:name="P86" style:family="paragraph" style:parent-style-name="Contents_20_3">
      <style:paragraph-properties>
        <style:tab-stops>
          <style:tab-stop style:position="160.02mm" style:type="right" style:leader-style="dotted" style:leader-text="."/>
        </style:tab-stops>
      </style:paragraph-properties>
    </style:style>
    <style:style style:name="P87" style:family="paragraph" style:parent-style-name="Contents_20_4">
      <style:paragraph-properties>
        <style:tab-stops>
          <style:tab-stop style:position="155.03mm" style:type="right" style:leader-style="dotted" style:leader-text="."/>
        </style:tab-stops>
      </style:paragraph-properties>
    </style:style>
    <style:style style:name="P88" style:family="paragraph" style:parent-style-name="Table_20_index_20_1">
      <style:paragraph-properties>
        <style:tab-stops>
          <style:tab-stop style:position="170mm" style:type="right" style:leader-style="dotted" style:leader-text="."/>
        </style:tab-stops>
      </style:paragraph-properties>
    </style:style>
    <style:style style:name="P89" style:family="paragraph" style:parent-style-name="Illustration_20_Index_20_1">
      <style:paragraph-properties>
        <style:tab-stops>
          <style:tab-stop style:position="170mm" style:type="right" style:leader-style="dotted" style:leader-text="."/>
        </style:tab-stops>
      </style:paragraph-properties>
    </style:style>
    <style:style style:name="P90" style:family="paragraph" style:parent-style-name="Contents_20_1">
      <style:paragraph-properties>
        <style:tab-stops>
          <style:tab-stop style:position="170mm" style:type="right" style:leader-style="dotted" style:leader-text="."/>
        </style:tab-stops>
      </style:paragraph-properties>
    </style:style>
    <style:style style:name="P91" style:family="paragraph" style:parent-style-name="Index_20_1">
      <style:paragraph-properties>
        <style:tab-stops>
          <style:tab-stop style:position="170mm" style:type="right" style:leader-style="dotted" style:leader-text="."/>
        </style:tab-stops>
      </style:paragraph-properties>
    </style:style>
    <style:style style:name="P92" style:family="paragraph" style:parent-style-name="Index_20_Separator">
      <style:paragraph-properties>
        <style:tab-stops/>
      </style:paragraph-properties>
    </style:style>
    <style:style style:name="P93" style:family="paragraph" style:parent-style-name="Standard" style:list-style-name="L8"/>
    <style:style style:name="P94" style:family="paragraph" style:parent-style-name="Standard" style:list-style-name="L8">
      <style:text-properties officeooo:paragraph-rsid="0038929b"/>
    </style:style>
    <style:style style:name="P95" style:family="paragraph" style:parent-style-name="Text_20_body" style:list-style-name="L9"/>
    <style:style style:name="P96" style:family="paragraph" style:parent-style-name="Heading_20_2">
      <style:text-properties officeooo:rsid="00868084" officeooo:paragraph-rsid="00868084"/>
    </style:style>
    <style:style style:name="P97" style:family="paragraph" style:parent-style-name="Heading_20_2">
      <style:text-properties officeooo:rsid="0032c6b2" officeooo:paragraph-rsid="0032c6b2"/>
    </style:style>
    <style:style style:name="P98" style:family="paragraph" style:parent-style-name="Heading_20_1" style:list-style-name="">
      <style:paragraph-properties fo:text-align="justify" style:justify-single-word="false"/>
    </style:style>
    <style:style style:name="P99" style:family="paragraph" style:parent-style-name="Heading_20_1">
      <style:paragraph-properties fo:break-before="page"/>
    </style:style>
    <style:style style:name="P100" style:family="paragraph" style:parent-style-name="Heading_20_3">
      <style:text-properties style:font-style-asian="normal" style:font-style-complex="normal"/>
    </style:style>
    <style:style style:name="P101" style:family="paragraph" style:parent-style-name="Heading_20_3">
      <style:text-properties officeooo:paragraph-rsid="002706f7"/>
    </style:style>
    <style:style style:name="P102" style:family="paragraph" style:parent-style-name="Heading_20_3">
      <style:paragraph-properties fo:break-before="page"/>
    </style:style>
    <style:style style:name="P103" style:family="paragraph" style:parent-style-name="Heading_20_4">
      <style:text-properties officeooo:rsid="003b244f" officeooo:paragraph-rsid="003b244f"/>
    </style:style>
    <style:style style:name="P104" style:family="paragraph" style:parent-style-name="Heading_20_4">
      <style:text-properties officeooo:rsid="003e8725" officeooo:paragraph-rsid="003e8725"/>
    </style:style>
    <style:style style:name="P105" style:family="paragraph" style:parent-style-name="List_20_1">
      <style:text-properties officeooo:rsid="006f49b8" officeooo:paragraph-rsid="006f49b8"/>
    </style:style>
    <style:style style:name="P106" style:family="paragraph" style:parent-style-name="List_20_1">
      <style:text-properties officeooo:rsid="0068dddf" officeooo:paragraph-rsid="0068dddf"/>
    </style:style>
    <style:style style:name="P107" style:family="paragraph" style:parent-style-name="List_20_1">
      <style:text-properties officeooo:rsid="008310a8" officeooo:paragraph-rsid="008310a8"/>
    </style:style>
    <style:style style:name="P108" style:family="paragraph" style:parent-style-name="List_20_1" style:list-style-name="L7"/>
    <style:style style:name="P109" style:family="paragraph" style:parent-style-name="List_20_1">
      <style:text-properties officeooo:paragraph-rsid="004dfd2b"/>
    </style:style>
    <style:style style:name="P110" style:family="paragraph" style:parent-style-name="List_20_1">
      <style:text-properties officeooo:rsid="0038d579" officeooo:paragraph-rsid="0038d579"/>
    </style:style>
    <style:style style:name="P111" style:family="paragraph" style:parent-style-name="List_20_1">
      <style:text-properties officeooo:paragraph-rsid="0038d579"/>
    </style:style>
    <style:style style:name="P112" style:family="paragraph" style:parent-style-name="List_20_1">
      <style:text-properties officeooo:paragraph-rsid="0042e302"/>
    </style:style>
    <style:style style:name="P113" style:family="paragraph" style:parent-style-name="List_20_1">
      <style:text-properties officeooo:rsid="0042e302" officeooo:paragraph-rsid="0042e302"/>
    </style:style>
    <style:style style:name="P114" style:family="paragraph" style:parent-style-name="List_20_1">
      <style:text-properties officeooo:paragraph-rsid="004495ea"/>
    </style:style>
    <style:style style:name="P115" style:family="paragraph" style:parent-style-name="List_20_1">
      <style:text-properties officeooo:paragraph-rsid="0013ea2a"/>
    </style:style>
    <style:style style:name="P116" style:family="paragraph" style:parent-style-name="List_20_1_20_Cont." style:list-style-name="L4"/>
    <style:style style:name="P117" style:family="paragraph" style:parent-style-name="List_20_1_20_Cont.">
      <style:paragraph-properties fo:margin-left="12.51mm" fo:margin-right="0mm" fo:text-indent="-4mm" style:auto-text-indent="false"/>
    </style:style>
    <style:style style:name="P118" style:family="paragraph" style:parent-style-name="Option" style:list-style-name="L9"/>
    <style:style style:name="P119" style:family="paragraph" style:parent-style-name="List_20_1_20_Start" style:list-style-name="L1"/>
    <style:style style:name="P120" style:family="paragraph" style:parent-style-name="List_20_1_20_Start" style:list-style-name="L2"/>
    <style:style style:name="P121" style:family="paragraph" style:parent-style-name="List_20_1_20_Start" style:list-style-name="L4"/>
    <style:style style:name="P122" style:family="paragraph" style:parent-style-name="List_20_1_20_Start" style:list-style-name="L5">
      <style:text-properties officeooo:paragraph-rsid="006f49b8"/>
    </style:style>
    <style:style style:name="P123" style:family="paragraph" style:parent-style-name="List_20_1_20_Start" style:list-style-name="L6"/>
    <style:style style:name="P124" style:family="paragraph" style:parent-style-name="List_20_1_20_Start" style:list-style-name="L7"/>
    <style:style style:name="P125" style:family="paragraph" style:parent-style-name="List_20_1_20_Start">
      <style:text-properties officeooo:paragraph-rsid="0013ea2a"/>
    </style:style>
    <style:style style:name="P126" style:family="paragraph" style:parent-style-name="List_20_1_20_Start">
      <style:text-properties officeooo:rsid="0013ea2a" officeooo:paragraph-rsid="0014b6e1"/>
    </style:style>
    <style:style style:name="P127" style:family="paragraph" style:parent-style-name="List_20_1_20_Start" style:list-style-name="L10"/>
    <style:style style:name="P128" style:family="paragraph" style:parent-style-name="List_20_1_20_Start" style:list-style-name="L11"/>
    <style:style style:name="P129" style:family="paragraph" style:parent-style-name="List_20_1_20_Start">
      <style:paragraph-properties fo:margin-left="12.51mm" fo:margin-right="0mm" fo:text-indent="-4.06mm" style:auto-text-indent="false"/>
    </style:style>
    <style:style style:name="P130" style:family="paragraph" style:parent-style-name="List_20_1_20_End" style:list-style-name="L3"/>
    <style:style style:name="P131" style:family="paragraph" style:parent-style-name="List_20_1_20_End" style:list-style-name="L6">
      <style:text-properties officeooo:paragraph-rsid="00272990"/>
    </style:style>
    <style:style style:name="P132" style:family="paragraph" style:parent-style-name="List_20_1_20_End">
      <style:text-properties officeooo:rsid="0038d579" officeooo:paragraph-rsid="0038d579"/>
    </style:style>
    <style:style style:name="P133" style:family="paragraph" style:parent-style-name="List_20_1_20_End">
      <style:text-properties officeooo:paragraph-rsid="0013ea2a"/>
    </style:style>
    <style:style style:name="P134" style:family="paragraph" style:parent-style-name="List_20_1_20_End">
      <style:text-properties officeooo:rsid="0013ea2a" officeooo:paragraph-rsid="0013ea2a"/>
    </style:style>
    <style:style style:name="P135" style:family="paragraph" style:parent-style-name="List_20_1_20_End" style:list-style-name="L10"/>
    <style:style style:name="P136" style:family="paragraph" style:parent-style-name="List_20_1_20_End" style:list-style-name="L11"/>
    <style:style style:name="P137" style:family="paragraph" style:parent-style-name="List_20_1_20_End">
      <style:paragraph-properties fo:margin-left="12.51mm" fo:margin-right="0mm" fo:text-indent="-4mm" style:auto-text-indent="false"/>
    </style:style>
    <style:style style:name="P138" style:family="paragraph" style:parent-style-name="Question">
      <style:text-properties officeooo:rsid="0037af8d" officeooo:paragraph-rsid="0037af8d"/>
    </style:style>
    <style:style style:name="P139" style:family="paragraph" style:parent-style-name="Question">
      <style:text-properties officeooo:rsid="008db1e9" officeooo:paragraph-rsid="008db1e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text-properties officeooo:rsid="008310a8"/>
    </style:style>
    <style:style style:name="T77" style:family="text">
      <style:text-properties officeooo:rsid="0083e2e4"/>
    </style:style>
    <style:style style:name="T78" style:family="text">
      <style:text-properties officeooo:rsid="0084a069"/>
    </style:style>
    <style:style style:name="T79" style:family="text">
      <style:text-properties officeooo:rsid="00899f22"/>
    </style:style>
    <style:style style:name="T80" style:family="text">
      <style:text-properties officeooo:rsid="008a21a5"/>
    </style:style>
    <style:style style:name="T81" style:family="text">
      <style:text-properties officeooo:rsid="008bbbf4"/>
    </style:style>
    <style:style style:name="T82" style:family="text">
      <style:text-properties officeooo:rsid="008d2da1"/>
    </style:style>
    <style:style style:name="T83" style:family="text">
      <style:text-properties officeooo:rsid="008db1e9"/>
    </style:style>
    <style:style style:name="T84" style:family="text">
      <style:text-properties officeooo:rsid="008efcec"/>
    </style:style>
    <style:style style:name="T85" style:family="text">
      <style:text-properties officeooo:rsid="008f3087"/>
    </style:style>
    <style:style style:name="T86" style:family="text">
      <style:text-properties officeooo:rsid="0090410b"/>
    </style:style>
    <style:style style:name="T87"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85">8</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90"><text:a xlink:type="simple" xlink:href="#__RefHeading__31345316" text:style-name="Index_20_Link" text:visited-style-name="Index_20_Link">Overview<text:tab/>5</text:a></text:p>
          <text:p text:style-name="P84"><text:a xlink:type="simple" xlink:href="#__RefHeading__16232_1510295094" text:style-name="Index_20_Link" text:visited-style-name="Index_20_Link">Features<text:tab/>5</text:a></text:p>
          <text:p text:style-name="P84"><text:a xlink:type="simple" xlink:href="#__RefHeading__16234_1510295094" text:style-name="Index_20_Link" text:visited-style-name="Index_20_Link">Requirements<text:tab/>5</text:a></text:p>
          <text:p text:style-name="P84"><text:a xlink:type="simple" xlink:href="#__RefHeading__16236_1510295094" text:style-name="Index_20_Link" text:visited-style-name="Index_20_Link">Supported entry types<text:tab/>6</text:a></text:p>
          <text:p text:style-name="P90"><text:a xlink:type="simple" xlink:href="#__RefHeading__16238_1510295094" text:style-name="Index_20_Link" text:visited-style-name="Index_20_Link">Installation<text:tab/>7</text:a></text:p>
          <text:p text:style-name="P84"><text:a xlink:type="simple" xlink:href="#__RefHeading__16240_1510295094" text:style-name="Index_20_Link" text:visited-style-name="Index_20_Link">Packages<text:tab/>7</text:a></text:p>
          <text:p text:style-name="P84"><text:a xlink:type="simple" xlink:href="#__RefHeading__31496503" text:style-name="Index_20_Link" text:visited-style-name="Index_20_Link">Network connection key files<text:tab/>7</text:a></text:p>
          <text:p text:style-name="P90"><text:a xlink:type="simple" xlink:href="#__RefHeading__16242_1510295094" text:style-name="Index_20_Link" text:visited-style-name="Index_20_Link">Usage<text:tab/>8</text:a></text:p>
          <text:p text:style-name="P84"><text:a xlink:type="simple" xlink:href="#__RefHeading__16244_1510295094" text:style-name="Index_20_Link" text:visited-style-name="Index_20_Link">Creating archives<text:tab/>9</text:a></text:p>
          <text:p text:style-name="P86"><text:a xlink:type="simple" xlink:href="#__RefHeading__16246_1510295094" text:style-name="Index_20_Link" text:visited-style-name="Index_20_Link">File archives<text:tab/>9</text:a></text:p>
          <text:p text:style-name="P86"><text:a xlink:type="simple" xlink:href="#__RefHeading__16248_1510295094" text:style-name="Index_20_Link" text:visited-style-name="Index_20_Link">Image archives<text:tab/>10</text:a></text:p>
          <text:p text:style-name="P84"><text:a xlink:type="simple" xlink:href="#__RefHeading__16250_1510295094" text:style-name="Index_20_Link" text:visited-style-name="Index_20_Link">List archives and directory content<text:tab/>10</text:a></text:p>
          <text:p text:style-name="P84"><text:a xlink:type="simple" xlink:href="#__RefHeading__16252_1510295094" text:style-name="Index_20_Link" text:visited-style-name="Index_20_Link">Test archives<text:tab/>11</text:a></text:p>
          <text:p text:style-name="P84"><text:a xlink:type="simple" xlink:href="#__RefHeading__16254_1510295094" text:style-name="Index_20_Link" text:visited-style-name="Index_20_Link">Compare archives<text:tab/>11</text:a></text:p>
          <text:p text:style-name="P84"><text:a xlink:type="simple" xlink:href="#__RefHeading__16256_1510295094" text:style-name="Index_20_Link" text:visited-style-name="Index_20_Link">Extract archives<text:tab/>12</text:a></text:p>
          <text:p text:style-name="P84"><text:a xlink:type="simple" xlink:href="#__RefHeading__12718_1965121651" text:style-name="Index_20_Link" text:visited-style-name="Index_20_Link">Convert archives<text:tab/>12</text:a></text:p>
          <text:p text:style-name="P84"><text:a xlink:type="simple" xlink:href="#__RefHeading__16258_1510295094" text:style-name="Index_20_Link" text:visited-style-name="Index_20_Link">Incremental/Differential archives<text:tab/>12</text:a></text:p>
          <text:p text:style-name="P84"><text:a xlink:type="simple" xlink:href="#__RefHeading__16260_1510295094" text:style-name="Index_20_Link" text:visited-style-name="Index_20_Link">Compress archives<text:tab/>14</text:a></text:p>
          <text:p text:style-name="P84"><text:a xlink:type="simple" xlink:href="#__RefHeading__16262_1510295094" text:style-name="Index_20_Link" text:visited-style-name="Index_20_Link">Encrypt archives<text:tab/>15</text:a></text:p>
          <text:p text:style-name="P86"><text:a xlink:type="simple" xlink:href="#__RefHeading__16264_1510295094" text:style-name="Index_20_Link" text:visited-style-name="Index_20_Link">Asymmetric encryption<text:tab/>15</text:a></text:p>
          <text:p text:style-name="P84"><text:a xlink:type="simple" xlink:href="#__RefHeading__29676110" text:style-name="Index_20_Link" text:visited-style-name="Index_20_Link">Split archives<text:tab/>16</text:a></text:p>
          <text:p text:style-name="P84"><text:a xlink:type="simple" xlink:href="#__RefHeading__16266_1510295094" text:style-name="Index_20_Link" text:visited-style-name="Index_20_Link">Store archives<text:tab/>17</text:a></text:p>
          <text:p text:style-name="P86"><text:a xlink:type="simple" xlink:href="#__RefHeading__31224310" text:style-name="Index_20_Link" text:visited-style-name="Index_20_Link">File system<text:tab/>17</text:a></text:p>
          <text:p text:style-name="P86"><text:a xlink:type="simple" xlink:href="#__RefHeading__33452803" text:style-name="Index_20_Link" text:visited-style-name="Index_20_Link">Remote server (FTP/SCP/SFTP/WebDAV)<text:tab/>17</text:a></text:p>
          <text:p text:style-name="P86"><text:a xlink:type="simple" xlink:href="#__RefHeading__16268_1510295094" text:style-name="Index_20_Link" text:visited-style-name="Index_20_Link">CD/DVD/BD<text:tab/>18</text:a></text:p>
          <text:p text:style-name="P86"><text:a xlink:type="simple" xlink:href="#__RefHeading__33455003" text:style-name="Index_20_Link" text:visited-style-name="Index_20_Link">Device<text:tab/>19</text:a></text:p>
          <text:p text:style-name="P90"><text:a xlink:type="simple" xlink:href="#__RefHeading__29694130" text:style-name="Index_20_Link" text:visited-style-name="Index_20_Link">Server<text:tab/>19</text:a></text:p>
          <text:p text:style-name="P84"><text:a xlink:type="simple" xlink:href="#__RefHeading__16270_1510295094" text:style-name="Index_20_Link" text:visited-style-name="Index_20_Link">Daemon<text:tab/>19</text:a></text:p>
          <text:p text:style-name="P86"><text:a xlink:type="simple" xlink:href="#__RefHeading__7119_1531997487" text:style-name="Index_20_Link" text:visited-style-name="Index_20_Link">Ports<text:tab/>20</text:a></text:p>
          <text:p text:style-name="P86"><text:a xlink:type="simple" xlink:href="#__RefHeading__6783_1531997487" text:style-name="Index_20_Link" text:visited-style-name="Index_20_Link">Firewall<text:tab/>20</text:a></text:p>
          <text:p text:style-name="P84"><text:a xlink:type="simple" xlink:href="#__RefHeading__16272_1510295094" text:style-name="Index_20_Link" text:visited-style-name="Index_20_Link">Database<text:tab/>20</text:a></text:p>
          <text:p text:style-name="P86"><text:a xlink:type="simple" xlink:href="#__RefHeading__8614_961238848" text:style-name="Index_20_Link" text:visited-style-name="Index_20_Link">bar-sqlite3<text:tab/>21</text:a></text:p>
          <text:p text:style-name="P84"><text:a xlink:type="simple" xlink:href="#__RefHeading__30626103" text:style-name="Index_20_Link" text:visited-style-name="Index_20_Link">Graphical front end<text:tab/>22</text:a></text:p>
          <text:p text:style-name="P86"><text:a xlink:type="simple" xlink:href="#__RefHeading__16274_1510295094" text:style-name="Index_20_Link" text:visited-style-name="Index_20_Link">Status tab<text:tab/>23</text:a></text:p>
          <text:p text:style-name="P86"><text:a xlink:type="simple" xlink:href="#__RefHeading__16276_1510295094" text:style-name="Index_20_Link" text:visited-style-name="Index_20_Link">Jobs tab<text:tab/>23</text:a></text:p>
          <text:p text:style-name="P87"><text:a xlink:type="simple" xlink:href="#__RefHeading__16278_1510295094" text:style-name="Index_20_Link" text:visited-style-name="Index_20_Link">Entries<text:tab/>24</text:a></text:p>
          <text:p text:style-name="P87"><text:a xlink:type="simple" xlink:href="#__RefHeading__16280_1510295094" text:style-name="Index_20_Link" text:visited-style-name="Index_20_Link">Images<text:tab/>24</text:a></text:p>
          <text:p text:style-name="P87"><text:a xlink:type="simple" xlink:href="#__RefHeading__16282_1510295094" text:style-name="Index_20_Link" text:visited-style-name="Index_20_Link">Filters &amp; Mounts<text:tab/>25</text:a></text:p>
          <text:p text:style-name="P87"><text:a xlink:type="simple" xlink:href="#__RefHeading__30546110" text:style-name="Index_20_Link" text:visited-style-name="Index_20_Link">Storage<text:tab/>26</text:a></text:p>
          <text:p text:style-name="P87"><text:a xlink:type="simple" xlink:href="#__RefHeading__14185_608817561" text:style-name="Index_20_Link" text:visited-style-name="Index_20_Link">Scripts<text:tab/>28</text:a></text:p>
          <text:p text:style-name="P87"><text:a xlink:type="simple" xlink:href="#__RefHeading__16284_1510295094" text:style-name="Index_20_Link" text:visited-style-name="Index_20_Link">Schedule<text:tab/>28</text:a></text:p>
          <text:p text:style-name="P86"><text:a xlink:type="simple" xlink:href="#__RefHeading__16286_1510295094" text:style-name="Index_20_Link" text:visited-style-name="Index_20_Link">Restore tab<text:tab/>29</text:a></text:p>
          <text:p text:style-name="P86"><text:a xlink:type="simple" xlink:href="#__RefHeading__12251_695893263" text:style-name="Index_20_Link" text:visited-style-name="Index_20_Link">Server settings<text:tab/>32</text:a></text:p>
          <text:p text:style-name="P87"><text:a xlink:type="simple" xlink:href="#__RefHeading__12253_695893263" text:style-name="Index_20_Link" text:visited-style-name="Index_20_Link">General<text:tab/>32</text:a></text:p>
          <text:p text:style-name="P87"><text:a xlink:type="simple" xlink:href="#__RefHeading__12255_695893263" text:style-name="Index_20_Link" text:visited-style-name="Index_20_Link">Servers<text:tab/>32</text:a></text:p>
          <text:p text:style-name="P87"><text:a xlink:type="simple" xlink:href="#__RefHeading__12257_695893263" text:style-name="Index_20_Link" text:visited-style-name="Index_20_Link">Commands<text:tab/>33</text:a></text:p>
          <text:p text:style-name="P87"><text:a xlink:type="simple" xlink:href="#__RefHeading__12259_695893263" text:style-name="Index_20_Link" text:visited-style-name="Index_20_Link">Verbosity &amp; Log<text:tab/>34</text:a></text:p>
          <text:p text:style-name="P90"><text:a xlink:type="simple" xlink:href="#__RefHeading__16288_1510295094" text:style-name="Index_20_Link" text:visited-style-name="Index_20_Link">Use cases<text:tab/>35</text:a></text:p>
          <text:p text:style-name="P84"><text:a xlink:type="simple" xlink:href="#__RefHeading__15954_1674148630" text:style-name="Index_20_Link" text:visited-style-name="Index_20_Link">a) Normal backup<text:tab/>35</text:a></text:p>
          <text:p text:style-name="P84"><text:soft-page-break/><text:a xlink:type="simple" xlink:href="#__RefHeading__15956_1674148630" text:style-name="Index_20_Link" text:visited-style-name="Index_20_Link">b) Full daily backup with time schedule<text:tab/>35</text:a></text:p>
          <text:p text:style-name="P84"><text:a xlink:type="simple" xlink:href="#__RefHeading__15958_1674148630" text:style-name="Index_20_Link" text:visited-style-name="Index_20_Link">c) Full weekly backup with time schedule and daily incremental backup<text:tab/>35</text:a></text:p>
          <text:p text:style-name="P84"><text:a xlink:type="simple" xlink:href="#__RefHeading__15960_1674148630" text:style-name="Index_20_Link" text:visited-style-name="Index_20_Link">d) Full weekly backup with daily incremental and continuous backup<text:tab/>36</text:a></text:p>
          <text:p text:style-name="P84"><text:a xlink:type="simple" xlink:href="#__RefHeading__15962_1674148630" text:style-name="Index_20_Link" text:visited-style-name="Index_20_Link">e) Restore single file or directory<text:tab/>36</text:a></text:p>
          <text:p text:style-name="P84"><text:a xlink:type="simple" xlink:href="#__RefHeading__15964_1674148630" text:style-name="Index_20_Link" text:visited-style-name="Index_20_Link">f) Restore full backup<text:tab/>36</text:a></text:p>
          <text:p text:style-name="P90"><text:a xlink:type="simple" xlink:href="#__RefHeading__15744_1674148630" text:style-name="Index_20_Link" text:visited-style-name="Index_20_Link">Appendix<text:tab/>37</text:a></text:p>
          <text:p text:style-name="P84"><text:a xlink:type="simple" xlink:href="#__RefHeading__8616_961238848" text:style-name="Index_20_Link" text:visited-style-name="Index_20_Link">Tools<text:tab/>37</text:a></text:p>
          <text:p text:style-name="P84"><text:a xlink:type="simple" xlink:href="#__RefHeading__30604910" text:style-name="Index_20_Link" text:visited-style-name="Index_20_Link">Archive file name macros<text:tab/>37</text:a></text:p>
          <text:p text:style-name="P84"><text:a xlink:type="simple" xlink:href="#__RefHeading__27593402" text:style-name="Index_20_Link" text:visited-style-name="Index_20_Link">BAR command line options summary<text:tab/>39</text:a></text:p>
          <text:p text:style-name="P86"><text:a xlink:type="simple" xlink:href="#__RefHeading__16290_1510295094" text:style-name="Index_20_Link" text:visited-style-name="Index_20_Link">Basic commands<text:tab/>39</text:a></text:p>
          <text:p text:style-name="P86"><text:a xlink:type="simple" xlink:href="#__RefHeading__16292_1510295094" text:style-name="Index_20_Link" text:visited-style-name="Index_20_Link">Include/Exclude files<text:tab/>40</text:a></text:p>
          <text:p text:style-name="P86"><text:a xlink:type="simple" xlink:href="#__RefHeading__16294_1510295094" text:style-name="Index_20_Link" text:visited-style-name="Index_20_Link">Incremental/Differential archives<text:tab/>41</text:a></text:p>
          <text:p text:style-name="P86"><text:a xlink:type="simple" xlink:href="#__RefHeading__16296_1510295094" text:style-name="Index_20_Link" text:visited-style-name="Index_20_Link">Compression<text:tab/>41</text:a></text:p>
          <text:p text:style-name="P86"><text:a xlink:type="simple" xlink:href="#__RefHeading__16298_1510295094" text:style-name="Index_20_Link" text:visited-style-name="Index_20_Link">Encryption<text:tab/>45</text:a></text:p>
          <text:p text:style-name="P86"><text:a xlink:type="simple" xlink:href="#__RefHeading__29665410" text:style-name="Index_20_Link" text:visited-style-name="Index_20_Link">Splitting<text:tab/>46</text:a></text:p>
          <text:p text:style-name="P86"><text:a xlink:type="simple" xlink:href="#__RefHeading__31202610" text:style-name="Index_20_Link" text:visited-style-name="Index_20_Link">Storage<text:tab/>46</text:a></text:p>
          <text:p text:style-name="P87"><text:a xlink:type="simple" xlink:href="#__RefHeading__16300_1510295094" text:style-name="Index_20_Link" text:visited-style-name="Index_20_Link">File<text:tab/>46</text:a></text:p>
          <text:p text:style-name="P87"><text:a xlink:type="simple" xlink:href="#__RefHeading__33495803" text:style-name="Index_20_Link" text:visited-style-name="Index_20_Link">FTP<text:tab/>47</text:a></text:p>
          <text:p text:style-name="P87"><text:a xlink:type="simple" xlink:href="#__RefHeading__33496803" text:style-name="Index_20_Link" text:visited-style-name="Index_20_Link">SSH<text:tab/>47</text:a></text:p>
          <text:p text:style-name="P87"><text:a xlink:type="simple" xlink:href="#__RefHeading__16302_1510295094" text:style-name="Index_20_Link" text:visited-style-name="Index_20_Link">SCP<text:tab/>48</text:a></text:p>
          <text:p text:style-name="P87"><text:a xlink:type="simple" xlink:href="#__RefHeading__16304_1510295094" text:style-name="Index_20_Link" text:visited-style-name="Index_20_Link">SFTP<text:tab/>48</text:a></text:p>
          <text:p text:style-name="P87"><text:a xlink:type="simple" xlink:href="#__RefHeading__7767_909302912" text:style-name="Index_20_Link" text:visited-style-name="Index_20_Link">WebDAV<text:tab/>48</text:a></text:p>
          <text:p text:style-name="P87"><text:a xlink:type="simple" xlink:href="#__RefHeading__16306_1510295094" text:style-name="Index_20_Link" text:visited-style-name="Index_20_Link">CD/DVD/BD<text:tab/>49</text:a></text:p>
          <text:p text:style-name="P87"><text:a xlink:type="simple" xlink:href="#__RefHeading__33501503" text:style-name="Index_20_Link" text:visited-style-name="Index_20_Link">Device<text:tab/>51</text:a></text:p>
          <text:p text:style-name="P86"><text:a xlink:type="simple" xlink:href="#__RefHeading__16308_1510295094" text:style-name="Index_20_Link" text:visited-style-name="Index_20_Link">Restore<text:tab/>52</text:a></text:p>
          <text:p text:style-name="P86"><text:a xlink:type="simple" xlink:href="#__RefHeading__16310_1510295094" text:style-name="Index_20_Link" text:visited-style-name="Index_20_Link">Server<text:tab/>52</text:a></text:p>
          <text:p text:style-name="P86"><text:a xlink:type="simple" xlink:href="#__RefHeading__13949_1679799926" text:style-name="Index_20_Link" text:visited-style-name="Index_20_Link">Index database<text:tab/>54</text:a></text:p>
          <text:p text:style-name="P86"><text:a xlink:type="simple" xlink:href="#__RefHeading__10437_873480820" text:style-name="Index_20_Link" text:visited-style-name="Index_20_Link">Continuous database<text:tab/>55</text:a></text:p>
          <text:p text:style-name="P86"><text:a xlink:type="simple" xlink:href="#__RefHeading__13951_1679799926" text:style-name="Index_20_Link" text:visited-style-name="Index_20_Link">Logging<text:tab/>55</text:a></text:p>
          <text:p text:style-name="P86"><text:a xlink:type="simple" xlink:href="#__RefHeading__16312_1510295094" text:style-name="Index_20_Link" text:visited-style-name="Index_20_Link">Miscellaneous<text:tab/>56</text:a></text:p>
          <text:p text:style-name="P84"><text:a xlink:type="simple" xlink:href="#__RefHeading__16314_1510295094" text:style-name="Index_20_Link" text:visited-style-name="Index_20_Link">BAR configuration and job files<text:tab/>59</text:a></text:p>
          <text:p text:style-name="P86"><text:a xlink:type="simple" xlink:href="#__RefHeading__16316_1510295094" text:style-name="Index_20_Link" text:visited-style-name="Index_20_Link">Additional configuration entries<text:tab/>59</text:a></text:p>
          <text:p text:style-name="P86"><text:a xlink:type="simple" xlink:href="#__RefHeading__16318_1510295094" text:style-name="Index_20_Link" text:visited-style-name="Index_20_Link">Block configuration entries<text:tab/>60</text:a></text:p>
          <text:p text:style-name="P87"><text:a xlink:type="simple" xlink:href="#__RefHeading__14674_1674148630" text:style-name="Index_20_Link" text:visited-style-name="Index_20_Link">File server<text:tab/>61</text:a></text:p>
          <text:p text:style-name="P87"><text:a xlink:type="simple" xlink:href="#__RefHeading__16320_1510295094" text:style-name="Index_20_Link" text:visited-style-name="Index_20_Link">FTP server<text:tab/>61</text:a></text:p>
          <text:p text:style-name="P87"><text:a xlink:type="simple" xlink:href="#__RefHeading__16322_1510295094" text:style-name="Index_20_Link" text:visited-style-name="Index_20_Link">SSH/SCP/SFTP server<text:tab/>61</text:a></text:p>
          <text:p text:style-name="P87"><text:a xlink:type="simple" xlink:href="#__RefHeading__9029_1272517093" text:style-name="Index_20_Link" text:visited-style-name="Index_20_Link">WebDAV server<text:tab/>61</text:a></text:p>
          <text:p text:style-name="P87"><text:a xlink:type="simple" xlink:href="#__RefHeading__9031_1272517093" text:style-name="Index_20_Link" text:visited-style-name="Index_20_Link">Device<text:tab/>62</text:a></text:p>
          <text:p text:style-name="P87"><text:a xlink:type="simple" xlink:href="#__RefHeading__9033_1272517093" text:style-name="Index_20_Link" text:visited-style-name="Index_20_Link">Schedule<text:tab/>62</text:a></text:p>
          <text:p text:style-name="P86"><text:a xlink:type="simple" xlink:href="#__RefHeading__16326_1510295094" text:style-name="Index_20_Link" text:visited-style-name="Index_20_Link">Example configuration file<text:tab/>63</text:a></text:p>
          <text:p text:style-name="P84"><text:a xlink:type="simple" xlink:href="#__RefHeading__32474025" text:style-name="Index_20_Link" text:visited-style-name="Index_20_Link">BARControl command line options summary<text:tab/>64</text:a></text:p>
          <text:p text:style-name="P84"><text:a xlink:type="simple" xlink:href="#__RefHeading__16328_1510295094" text:style-name="Index_20_Link" text:visited-style-name="Index_20_Link">BARControl configuration file<text:tab/>66</text:a></text:p>
          <text:p text:style-name="P84"><text:a xlink:type="simple" xlink:href="#__RefHeading__16330_1510295094" text:style-name="Index_20_Link" text:visited-style-name="Index_20_Link">Exit codes<text:tab/>66</text:a></text:p>
          <text:p text:style-name="P84"><text:a xlink:type="simple" xlink:href="#__RefHeading__29596110" text:style-name="Index_20_Link" text:visited-style-name="Index_20_Link">Archive file format<text:tab/>67</text:a></text:p>
          <text:p text:style-name="P84"><text:a xlink:type="simple" xlink:href="#__RefHeading__35624716" text:style-name="Index_20_Link" text:visited-style-name="Index_20_Link">Compilation<text:tab/>67</text:a></text:p>
          <text:p text:style-name="P84"><text:a xlink:type="simple" xlink:href="#__RefHeading__16332_1510295094" text:style-name="Index_20_Link" text:visited-style-name="Index_20_Link">Development<text:tab/>71</text:a></text:p>
          <text:p text:style-name="P90"><text:a xlink:type="simple" xlink:href="#__RefHeading__31406103" text:style-name="Index_20_Link" text:visited-style-name="Index_20_Link">Frequently asked questions<text:tab/>71</text:a></text:p>
          <text:p text:style-name="P90"><text:a xlink:type="simple" xlink:href="#__RefHeading__16334_1510295094" text:style-name="Index_20_Link" text:visited-style-name="Index_20_Link">Contact and bug reports<text:tab/>77</text:a></text:p>
          <text:p text:style-name="P90"><text:a xlink:type="simple" xlink:href="#__RefHeading__16336_1510295094" text:style-name="Index_20_Link" text:visited-style-name="Index_20_Link">License<text:tab/>78</text:a></text:p>
          <text:p text:style-name="P90"><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9">Figure 1: Graphical front end main window (status tab)<text:tab/>22</text:p>
          <text:p text:style-name="P89">Figure 2: Entries<text:tab/>24</text:p>
          <text:p text:style-name="P89">Figure 3: Images<text:tab/>25</text:p>
          <text:p text:style-name="P89">Figure 4: Filters and mounts<text:tab/>26</text:p>
          <text:p text:style-name="P89">Figure 5: Storage<text:tab/>26</text:p>
          <text:p text:style-name="P89">Figure 6: Archive name editor<text:tab/>27</text:p>
          <text:p text:style-name="P89">Figure 7: Scripts<text:tab/>28</text:p>
          <text:p text:style-name="P89">Figure 8: Scheduler<text:tab/>29</text:p>
          <text:p text:style-name="P89">Figure 9: Restoring files<text:tab/>30</text:p>
          <text:p text:style-name="P89">Figure 10: Restore dialog<text:tab/>31</text:p>
          <text:p text:style-name="P89">Figure 11: Server general settings<text:tab/>32</text:p>
          <text:p text:style-name="P89">Figure 12: Servers settings<text:tab/>33</text:p>
          <text:p text:style-name="P89">Figure 13: Server command settings<text:tab/>34</text:p>
          <text:p text:style-name="P89">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8">Table 1: Supported entries<text:tab/>7</text:p>
          <text:p text:style-name="P88">Table 2: Certificates and key files<text:tab/>8</text:p>
          <text:p text:style-name="P88">Table 3: Archive part and medium sizes<text:tab/>19</text:p>
          <text:p text:style-name="P88">Table 4: Server ports<text:tab/>20</text:p>
          <text:p text:style-name="P88">Table 5: Archive file name macros<text:tab/>38</text:p>
          <text:p text:style-name="P88">Table 6: Pattern types<text:tab/>40</text:p>
          <text:p text:style-name="P88">Table 7: Compression algorithms<text:tab/>44</text:p>
          <text:p text:style-name="P88">Table 8: Encryption algorithms<text:tab/>45</text:p>
          <text:p text:style-name="P88">Table 9: Log information types<text:tab/>55</text:p>
          <text:p text:style-name="P88">Table 10: Verbosity levels<text:tab/>58</text:p>
          <text:p text:style-name="P88">Table 11: BAR exit codes<text:tab/>66</text:p>
          <text:p text:style-name="P88">Table 12: Compilation packages<text:tab/>69</text:p>
          <text:p text:style-name="P88">Table 13: Tests<text:tab/>70</text:p>
        </text:index-body>
      </text:table-index>
      <text:p text:style-name="Text_20_body"/>
      <text:h text:style-name="P98" text:outline-level="1"/>
      <text:h text:style-name="P99"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974863896835872065" text:style-name="L1">
        <text:list-item>
          <text:p text:style-name="P119">create, list, test, compare and extract archives of files and disk images,</text:p>
        </text:list-item>
      </text:list>
      <text:list xml:id="list490037055329210845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77">Zst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8283876502494658415" text:style-name="L2">
        <text:list-item>
          <text:p text:style-name="P120">glibc 2.3.2 or higher</text:p>
        </text:list-item>
      </text:list>
      <text:list xml:id="list124103370218505" text:continue-list="list4900370553292108450" text:style-name="List_20_1">
        <text:list-item>
          <text:p text:style-name="List_20_1"><text:span text:style-name="Name">BAR</text:span> binary</text:p>
        </text:list-item>
      </text:list>
      <text:list xml:id="list8593134177379929791" text:style-name="L3">
        <text:list-item>
          <text:p text:style-name="P130">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191990935805570090" text:style-name="L4">
        <text:list-item>
          <text:p text:style-name="P121">cdrecord [<text:reference-ref text:reference-format="text" text:ref-name="cdrtools">cdrtools</text:reference-ref>]</text:p>
        </text:list-item>
      </text:list>
      <text:list xml:id="list124103494105566" text:continue-list="list124103370218505" text:style-name="List_20_1">
        <text:list-item>
          <text:p text:style-name="List_20_1">growisofs [<text:reference-ref text:reference-format="text" text:ref-name="growisofs">growisofs</text:reference-ref>]</text:p>
        </text:list-item>
      </text:list>
      <text:list xml:id="list124103164547060" text:continue-list="list2191990935805570090" text:style-name="L4">
        <text:list-item>
          <text:p text:style-name="P116">mkisofs, <text:span text:style-name="T61">dvd+rw-format</text:span> [<text:reference-ref text:reference-format="text" text:ref-name="dvd+rw-tools">dvd+rw-tools</text:reference-ref>]</text:p>
        </text:list-item>
      </text:list>
      <text:list xml:id="list124104879785469" text:continue-list="list124103494105566"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5815705551939785352" text:style-name="L5">
        <text:list-item>
          <text:p text:style-name="P122">C/<text:span text:style-name="T65">C++</text:span> development environment with gcc, <text:span text:style-name="T64">g++</text:span></text:p>
        </text:list-item>
      </text:list>
      <text:list xml:id="list124104092525864" text:continue-list="list124104879785469" text:style-name="List_20_1">
        <text:list-item>
          <text:p text:style-name="List_20_1">GNU make</text:p>
        </text:list-item>
        <text:list-item>
          <text:p text:style-name="List_20_1">m4</text:p>
        </text:list-item>
        <text:list-item>
          <text:p text:style-name="P105">xgettext</text:p>
        </text:list-item>
        <text:list-item>
          <text:p text:style-name="List_20_1">perl</text:p>
        </text:list-item>
        <text:list-item>
          <text:p text:style-name="P106">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2410320474660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07"><text:span text:style-name="T77">Z</text:span>std library [<text:reference-ref text:reference-format="text" text:ref-name="Zstd">Zst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9</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9</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6">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8</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0</text:bookmark-ref>.</text:p>
      <text:p text:style-name="Text_20_body_20_Start">The following nomenclature is used in the following sections:</text:p>
      <text:list xml:id="list9074988098480974690" text:style-name="L6">
        <text:list-item>
          <text:p text:style-name="P123"><text:bookmark-start text:name="__DdeLink__11097_1674148630"/>&lt;name&gt; stay for a parameter, e. g. a name or some text,</text:p>
        </text:list-item>
      </text:list>
      <text:list xml:id="list124103877820616" text:continue-list="list124103204746608"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24104530612561" text:continue-list="list9074988098480974690" text:style-name="L6">
        <text:list-item>
          <text:p text:style-name="P131">&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24103660711364" text:continue-list="list12410387782061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3">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691753706086260252" text:style-name="L7">
        <text:list-item>
          <text:p text:style-name="P124">ext2</text:p>
        </text:list-item>
      </text:list>
      <text:list xml:id="list124104481878958" text:continue-list="list12410366071136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24104682708400" text:continue-list="list6691753706086260252" text:style-name="L7">
        <text:list-item>
          <text:p text:style-name="P108">ext4</text:p>
        </text:list-item>
      </text:list>
      <text:p text:style-name="Text_20_body_20_Start">Experimental, but no longer supported files systems are:</text:p>
      <text:list xml:id="list124104091676377" text:continue-numbering="true" text:style-name="L7">
        <text:list-item>
          <text:p text:style-name="P108">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124104785823250" text:continue-list="list124104481878958"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27">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24102870977841"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68">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34">&lt;path&gt;/&lt;archive name&gt;&lt;date&gt;&lt;number&gt;.bar</text:p>
      <text:p text:style-name="Text_20_body_20_Start">will create an incremental data file with the name</text:p>
      <text:p text:style-name="P35">&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7">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4">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24104189009399"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2" text:note-class="footnote"><text:note-citation>2</text:note-citation><text:note-body><text:p text:style-name="P53">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7</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6300248"/><text:alphabetical-index-mark-start text:id="IMark66312568"/>URI<text:alphabetical-index-mark-end text:id="IMark66312568"/><text:alphabetical-index-mark-end text:id="IMark6630024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71">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72">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P96" text:outline-level="2">Master and Slave</text:h>
      <text:p text:style-name="P28">Several instances of a <text:span text:style-name="Name">BAR</text:span> server can run on different computers. A single instance can be declared as the “master”, all other instances <text:span text:style-name="T80">become</text:span> “slaves” and <text:span text:style-name="T80">are </text:span>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text:p>
      <text:p text:style-name="P28">To specify a job for a slave, set the host name and port number accordingly to the host where the slave is running. <text:span text:style-name="T80">The port number can be 0 for the default port number.</text:span></text:p>
      <text:p text:style-name="Note">Note:<text:tab/>master and slaves must be paired once. Only a paired BAR master instance may control a slave. To pair a slave with the master, run the command</text:p>
      <text:p text:style-name="Command"><text:tab/>barserver --pairing</text:p>
      <text:p text:style-name="Note"><text:soft-page-break/><text:tab/>on the slave computer where <text:span text:style-name="Name">BAR</text:span> is running. The master then <text:span text:style-name="T79">has</text:span> time window of 120s to pair with slave. <text:span text:style-name="T80">The master do this automatically when there is a least on job defined for the slave.</text:span></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124103678308275" text:continue-numbering="true" text:style-name="List_20_1">
        <text:list-item>
          <text:p text:style-name="P129">the archive files are stored either in the file system, on a ftp server, scp/sftp server, or a we<text:span text:style-name="T26">bdav</text:span> server and</text:p>
        </text:list-item>
        <text:list-item>
          <text:p text:style-name="P117">the name suffix is <text:span text:style-name="Filename">.bar,</text:span> and</text:p>
        </text:list-item>
        <text:list-item>
          <text:p text:style-name="P137">if the archives can be decrypted which means the running <text:span text:style-name="Name">BAR</text:span> server has the required pass phrase stored in the internal pass phrase cache and the required private key file.</text:p>
        </text:list-item>
      </text:list>
      <text:p text:style-name="P64"><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62"><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8">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text:soft-page-break/>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124104439402451"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line-break/></text:span>Note: be careful with this option! An existing database is deleted when a new one is created</text:p>
        </text:list-item>
        <text:list-item>
          <text:p text:style-name="P109"><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09"><text:span text:style-name="Option">‑‑</text:span><text:span text:style-name="Option"><text:span text:style-name="T50">create-newest</text:span></text:span><text:span text:style-name="T50">: re-create all newest data in the database. It deletes all existing newest data in the database and re-creates it from the existing entries data.</text:span></text:p>
        </text:list-item>
        <text:list-item>
          <text:p text:style-name="P109"><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09">‑‑<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61"><draw:frame draw:style-name="fr1" draw:name="Frame1" text:anchor-type="paragraph" svg:width="112.2mm" style:rel-width="66%" draw:z-index="5"><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5</text:bookmark-ref>.</text:p>
      <text:h text:style-name="Heading_20_3" text:outline-level="3"><text:bookmark-start text:name="__RefHeading__16274_1510295094"/>Status tab<text:bookmark-end text:name="__RefHeading__16274_1510295094"/></text:h>
      <text:p text:style-name="P73">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ext:span text:style-name="T81">The status show if currently a job is executed, wait to be executed, execution is paused or suspended and in case of slave jobs if the slaves are online or offline.</text:span></text:p>
      <text:p text:style-name="P73">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12410461117579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text:soft-page-break/>Dry-run: do a dry-run of all operations except compression, encryption and storing data.</text:p>
        </text:list-item>
      </text:list>
      <text:p text:style-name="P70">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2440430443295166000" text:style-name="L8">
        <text:list-item>
          <text:p text:style-name="P94"><text:span text:style-name="T81">slave host to run the job </text:span><text:span text:style-name="Number_20_Mark"><text:span text:style-name="T38">B</text:span></text:span></text:p>
        </text:list-item>
        <text:list-item>
          <text:p text:style-name="P93">included entry names</text:p>
        </text:list-item>
      </text:list>
      <text:list xml:id="list124104622636417" text:continue-list="list124104611175796" text:style-name="List_20_1">
        <text:list-item>
          <text:p text:style-name="List_20_1">included images</text:p>
        </text:list-item>
        <text:list-item>
          <text:p text:style-name="P110">filters and mounts</text:p>
        </text:list-item>
        <text:list-item>
          <text:p text:style-name="List_20_1">storage information</text:p>
        </text:list-item>
        <text:list-item>
          <text:p text:style-name="P110">scripts</text:p>
        </text:list-item>
        <text:list-item>
          <text:p text:style-name="P111">schedule information</text:p>
        </text:list-item>
        <text:list-item>
          <text:p text:style-name="P132">comments</text:p>
        </text:list-item>
      </text:list>
      <text:p text:style-name="Table_20_Contents">The jobs tab have some sub-tabs to edit these pieces of data.</text:p>
      <text:h text:style-name="P103" text:outline-level="4"><text:bookmark-start text:name="__RefHeading__16278_1510295094"/>Entries<text:bookmark-end text:name="__RefHeading__16278_1510295094"/></text:h>
      <text:p text:style-name="P65">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text:soft-page-break/>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4"><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4"><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1" text:note-class="footnote"><text:note-citation>11</text:note-citation><text:note-body><text:p text:style-name="P52">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4"><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3"><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66"><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104" text:outline-level="4"><text:bookmark-start text:name="__RefHeading__14185_608817561"/><text:soft-page-break/>Scripts<text:bookmark-end text:name="__RefHeading__14185_608817561"/></text:h>
      <text:p text:style-name="P29"><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p text:style-name="Note">Note:<text:tab/><text:span text:style-name="T84">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5">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63">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3" text:note-class="footnote"><text:note-citation>13</text:note-citation><text:note-body><text:p text:style-name="P48">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67">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20">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4" text:note-class="footnote"><text:note-citation>14</text:note-citation><text:note-body><text:p text:style-name="P47">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8">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2"><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1"><draw:image xlink:href="Pictures/100000000000000B0000000BA2508365.png" xlink:type="simple" xlink:show="embed" xlink:actuate="onLoad"/></draw:frame> button the selection can be cleared.</text:p>
      <text:p text:style-name="P21"><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20"><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102"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5" text:note-class="footnote"><text:note-citation>15</text:note-citation><text:note-body><text:p text:style-name="P46">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124103951193976" text:continue-numbering="true" text:style-name="List_20_1">
        <text:list-item>
          <text:p text:style-name="P112"><text:span text:style-name="T47">temporary directory </text:span><text:span text:style-name="Number_20_Mark"><text:span text:style-name="T47">B</text:span></text:span><text:span text:style-name="T47">,</text:span></text:p>
        </text:list-item>
        <text:list-item>
          <text:p text:style-name="P112"><text:span text:style-name="T47">the nice level </text:span><text:span text:style-name="Number_20_Mark"><text:span text:style-name="T47">C</text:span></text:span><text:span text:style-name="T47">,</text:span></text:p>
        </text:list-item>
        <text:list-item>
          <text:p text:style-name="P112"><text:span text:style-name="T47">the max. number of compress and encryption threads </text:span><text:span text:style-name="Number_20_Mark"><text:span text:style-name="T47">D</text:span></text:span><text:span text:style-name="T47">,</text:span></text:p>
        </text:list-item>
        <text:list-item>
          <text:p text:style-name="P112"><text:span text:style-name="T47">the minimal compress size </text:span><text:span text:style-name="Number_20_Mark"><text:span text:style-name="T47">E</text:span></text:span><text:span text:style-name="T47">,</text:span></text:p>
        </text:list-item>
        <text:list-item>
          <text:p text:style-name="P113">the jobs directory <text:span text:style-name="Number_20_Mark">F</text:span>,</text:p>
        </text:list-item>
        <text:list-item>
          <text:p text:style-name="P113">the max. size of files included in a continuous backup <text:span text:style-name="Number_20_Mark">G</text:span>,</text:p>
        </text:list-item>
        <text:list-item>
          <text:p text:style-name="P113">the file name of the index database <text:span text:style-name="Number_20_Mark">H</text:span> and if index auto-updates should be active <text:span text:style-name="Number_20_Mark">I</text:span>,</text:p>
        </text:list-item>
        <text:list-item>
          <text:p text:style-name="P113"><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9">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6"><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69">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124103983834420" text:continue-numbering="true" text:style-name="List_20_1">
        <text:list-item>
          <text:p text:style-name="P114">log <text:span text:style-name="T48">level </text:span><text:span text:style-name="Number_20_Mark"><text:span text:style-name="T48">B</text:span></text:span><text:span text:style-name="T48">,</text:span></text:p>
        </text:list-item>
        <text:list-item>
          <text:p text:style-name="P114"><text:span text:style-name="T48">the log </text:span>types <text:span text:style-name="Number_20_Mark"><text:span text:style-name="T48">C</text:span></text:span>,</text:p>
        </text:list-item>
        <text:list-item>
          <text:p text:style-name="P114">the log file name <text:span text:style-name="Number_20_Mark"><text:span text:style-name="T48">D</text:span></text:span>,</text:p>
        </text:list-item>
        <text:list-item>
          <text:p text:style-name="P114">the log format <text:span text:style-name="Number_20_Mark"><text:span text:style-name="T48">E</text:span></text:span><text:span text:style-name="T48"> </text:span>and</text:p>
        </text:list-item>
        <text:list-item>
          <text:p text:style-name="P114"><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24317907842234926"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124104314102101" text:continue-list="list12410398383442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124105311783070" text:continue-list="list3124317907842234926"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124104332206964" text:continue-list="list12410431410210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1">The exact time may be later than the specified time if some other jobs are running before.</text:p></text:note-body></text:note> <text:span text:style-name="T20">each day </text:span>as a full backup.</text:p>
      <text:list xml:id="list124105341304738" text:continue-list="list124105311783070"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124104737227761" text:continue-list="list124104332206964" text:style-name="List_20_1">
        <text:list-item>
          <text:p text:style-name="P125">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15">select for <text:span text:style-name="T20">the t</text:span><text:span text:style-name="Name">ype</text:span> <text:span text:style-name="Name">full</text:span></text:p>
        </text:list-item>
        <text:list-item>
          <text:p text:style-name="P115"><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5"><text:span text:style-name="Name"><text:span text:style-name="T6">select for the type </text:span></text:span><text:span text:style-name="Name"><text:span text:style-name="T2">incremental</text:span></text:span></text:p>
        </text:list-item>
        <text:list-item>
          <text:p text:style-name="P133">verify <text:span text:style-name="T20">that </text:span><text:span text:style-name="Name">enabled</text:span> is checked</text:p>
        </text:list-item>
      </text:list>
      <text:list xml:id="list124104243857118" text:continue-list="list124105341304738"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124105054956471" text:continue-list="list124104737227761" text:style-name="List_20_1">
        <text:list-item>
          <text:p text:style-name="P125">switch to the <text:span text:style-name="Name">Jobs</text:span> tab. In the <text:span text:style-name="Name">Schedule</text:span> sub-tab add a new schedule entry and define * <text:span text:style-name="T20">for the date, <text:s/>time and week day</text:span>.</text:p>
        </text:list-item>
        <text:list-item>
          <text:p text:style-name="P115">select for <text:span text:style-name="T20">the t</text:span><text:span text:style-name="Name">ype</text:span> <text:span text:style-name="Name"><text:span text:style-name="T20">continuous</text:span></text:span></text:p>
        </text:list-item>
        <text:list-item>
          <text:p text:style-name="P134">select some interval time when the continuous backup should be executed. A good choice maybe 30min which means every 30min a backup job is started storing all entries which were changed in the last 30min.</text:p>
        </text:list-item>
      </text:list>
      <text:p text:style-name="P45">Note: continuous backups may require a lot of archive space depending on the size of the files to store, how often the are modified and <text:span text:style-name="T33">time interval </text:span>the backup is executed. </text:p>
      <text:list xml:id="list124103479280214" text:continue-list="list124104243857118"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124103551410531" text:continue-list="list124105054956471" text:style-name="List_20_1">
        <text:list-item>
          <text:p text:style-name="P126"><text:span text:style-name="Name"><text:span text:style-name="T5">switch to the </text:span></text:span><text:span text:style-name="Name"><text:span text:style-name="T3">Restore</text:span></text:span><text:span text:style-name="Name"><text:span text:style-name="T7"> tab</text:span></text:span></text:p>
        </text:list-item>
        <text:list-item>
          <text:p text:style-name="P126"><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6"><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6"><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6"><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24103728255530" text:continue-list="list12410347928021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124104077310038" text:continue-list="list124103551410531" text:style-name="List_20_1">
        <text:list-item>
          <text:p text:style-name="P126"><text:span text:style-name="Name"><text:span text:style-name="T5">switch to the </text:span></text:span><text:span text:style-name="Name"><text:span text:style-name="T21">Restore</text:span></text:span><text:span text:style-name="Name"><text:span text:style-name="T7"> tab</text:span></text:span></text:p>
        </text:list-item>
        <text:list-item>
          <text:p text:style-name="P126"><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6"><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26"><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8" text:outline-level="1"/>
      <text:h text:style-name="P99" text:outline-level="1"><text:bookmark-start text:name="__RefHeading__15744_1674148630"/>Appendix<text:bookmark-end text:name="__RefHeading__15744_1674148630"/></text:h>
      <text:h text:style-name="P97" text:outline-level="2"><text:bookmark-start text:name="__RefHeading__8616_961238848"/>Tools<text:bookmark-end text:name="__RefHeading__8616_961238848"/></text:h>
      <text:p text:style-name="Text_20_body_20_Start">The following tools are part of <text:span text:style-name="Command">BAR</text:span>:</text:p>
      <text:list xml:id="list124104274282740"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8"><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0"><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0948664"/>--create<text:alphabetical-index-mark-end text:id="IMark60948664"/>, <text:alphabetical-index-mark-start text:id="IMark59564488"/>-c<text:alphabetical-index-mark-end text:id="IMark59564488"/></text:p>
      <text:p text:style-name="Option_20_Start">Create an archive with files, directories, links, hard links and special files like device-, pipes- and sockets-descriptors.</text:p>
      <text:p text:style-name="Option_20_title"><text:alphabetical-index-mark-start text:id="IMark59564488"/>--image<text:alphabetical-index-mark-end text:id="IMark59564488"/>, <text:alphabetical-index-mark-start text:id="IMark60948664"/>-m<text:alphabetical-index-mark-end text:id="IMark6094866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59564488"/>--list<text:alphabetical-index-mark-end text:id="IMark59564488"/>, <text:alphabetical-index-mark-start text:id="IMark60948664"/>-l<text:alphabetical-index-mark-end text:id="IMark6094866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0948664"/>--test<text:alphabetical-index-mark-end text:id="IMark60948664"/>, <text:alphabetical-index-mark-start text:id="IMark59564488"/>-t<text:alphabetical-index-mark-end text:id="IMark59564488"/></text:p>
      <text:p text:style-name="Option_20_Start">Test content integrity of archives.</text:p>
      <text:p text:style-name="Option_20_title"><text:alphabetical-index-mark-start text:id="IMark59564488"/>--compare<text:alphabetical-index-mark-end text:id="IMark59564488"/>, <text:alphabetical-index-mark-start text:id="IMark60948664"/>-d<text:alphabetical-index-mark-end text:id="IMark60948664"/></text:p>
      <text:p text:style-name="Option_20_Start">Compare content of archives with content in file system.</text:p>
      <text:p text:style-name="Option_20_title"><text:alphabetical-index-mark-start text:id="IMark60948664"/>--extract<text:alphabetical-index-mark-end text:id="IMark60948664"/>, <text:alphabetical-index-mark-start text:id="IMark59564488"/>-x<text:alphabetical-index-mark-end text:id="IMark59564488"/></text:p>
      <text:p text:style-name="Option_20_Start">Extract content of archives.</text:p>
      <text:p text:style-name="Option_20_title"><text:alphabetical-index-mark-start text:id="IMark59564488"/>--generate-keys<text:alphabetical-index-mark-end text:id="IMark5956448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0948664"/>--generate-keys-bits<text:alphabetical-index-mark-end text:id="IMark60948664"/>=&lt;n&gt;</text:p>
      <text:p text:style-name="Option_20_Start">Specify number of bits to use for a RSA key pair. It can be 1024, 2048 or 3072 bits. Default value are 2048 bits.</text:p>
      <text:p text:style-name="Option_20_title"><text:soft-page-break/><text:alphabetical-index-mark-start text:id="IMark60948664"/>--<text:span text:style-name="T71">generate-keys-mode</text:span><text:alphabetical-index-mark-end text:id="IMark60948664"/><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59564488"/>--pre-command<text:alphabetical-index-mark-end text:id="IMark59564488"/>=&lt;command&gt;</text:p>
      <text:p text:style-name="Option_20_Start">Command to execute before a job is started.</text:p>
      <text:p text:style-name="Option_20_Start">Available macros: %name.</text:p>
      <text:p text:style-name="Option_20_title"><text:alphabetical-index-mark-start text:id="IMark60948664"/>--post-command<text:alphabetical-index-mark-end text:id="IMark60948664"/>=&lt;command&gt;</text:p>
      <text:p text:style-name="Option_20_Start">Command to execute after a job terminated.</text:p>
      <text:p text:style-name="Option_20_Start">Available macros: %name.</text:p>
      <text:p text:style-name="Option_20_title"><text:alphabetical-index-mark-start text:id="IMark59564488"/>--mount<text:alphabetical-index-mark-end text:id="IMark5956448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9564488"/>--include<text:alphabetical-index-mark-end text:id="IMark59564488"/>=&lt;pattern&gt;, <text:alphabetical-index-mark-start text:id="IMark66329400"/>-#<text:alphabetical-index-mark-end text:id="IMark6632940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6257560"/>--include-command<text:bookmark-start text:name="__DdeLink__11102_1674148630"/><text:alphabetical-index-mark-end text:id="IMark6625756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6257560"/>--exclude<text:alphabetical-index-mark-end text:id="IMark66257560"/>=&lt;pattern&gt;, <text:alphabetical-index-mark-start text:id="IMark60948664"/>-!<text:alphabetical-index-mark-end text:id="IMark6094866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6257560"/>--exclude-command<text:alphabetical-index-mark-end text:id="IMark6625756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60948664"/>--mount<text:alphabetical-index-mark-end text:id="IMark60948664"/>=&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0" text:outline-level="3"><text:bookmark-start text:name="__RefHeading__16294_1510295094"/>Incremental/Differential archives<text:bookmark-end text:name="__RefHeading__16294_1510295094"/></text:h>
      <text:p text:style-name="P39"><text:alphabetical-index-mark-start text:id="IMark66257560"/>--normal<text:alphabetical-index-mark-end text:id="IMark66257560"/></text:p>
      <text:p text:style-name="Option_20_Start">Create a normal archive. No incremental data is used or stored.</text:p>
      <text:p text:style-name="Option_20_title"><text:alphabetical-index-mark-start text:id="IMark66257560"/><text:span text:style-name="T11">--full</text:span><text:alphabetical-index-mark-end text:id="IMark66257560"/><text:span text:style-name="T11">, </text:span><text:alphabetical-index-mark-start text:id="IMark66200152"/><text:span text:style-name="T11">-f</text:span><text:alphabetical-index-mark-end text:id="IMark66200152"/></text:p>
      <text:p text:style-name="Option_20_Start">Create a full archive and store incremental data.</text:p>
      <text:p text:style-name="Option_20_title"><text:alphabetical-index-mark-start text:id="IMark59564488"/><text:span text:style-name="T11">--incremental</text:span><text:alphabetical-index-mark-end text:id="IMark59564488"/><text:span text:style-name="T11">, </text:span><text:alphabetical-index-mark-start text:id="IMark66200152"/><text:span text:style-name="T11">-i</text:span><text:alphabetical-index-mark-end text:id="IMark662001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59564488"/><text:span text:style-name="T11">--incremental-list-file</text:span><text:alphabetical-index-mark-end text:id="IMark59564488"/><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9"><text:alphabetical-index-mark-start text:id="IMark66200152"/>--differential<text:alphabetical-index-mark-end text:id="IMark66200152"/></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6200152"/>--compress-algorithm<text:alphabetical-index-mark-end text:id="IMark66200152"/>, <text:alphabetical-index-mark-start text:id="IMark66257560"/>-z<text:alphabetical-index-mark-end text:id="IMark662575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76">zstd [</text:span><text:span text:style-name="T76"><text:reference-ref text:reference-format="text" text:ref-name="Zstd">Zstd</text:reference-ref></text:span><text:span text:style-name="T7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text:soft-page-break/>lz4, <text:span text:style-name="T76">and Zst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6">or Zst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6">or Zst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4029960"/>--compress-min-size<text:alphabetical-index-mark-end text:id="IMark640299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63845896"/>--compress-exclude<text:alphabetical-index-mark-end text:id="IMark638458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58475704"/>--crypt-algorithm<text:alphabetical-index-mark-end text:id="IMark58475704"/>, <text:alphabetical-index-mark-start text:id="IMark58485160"/>-y<text:alphabetical-index-mark-end text:id="IMark5848516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64016984"/>--crypt-type<text:alphabetical-index-mark-end text:id="IMark6401698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62811624"/>--crypt-password<text:alphabetical-index-mark-end text:id="IMark6281162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9101144"/><text:alphabetical-index-mark-start text:id="IMark66411544"/><text:span text:style-name="T74">--crypt-new-password</text:span><text:alphabetical-index-mark-end text:id="IMark66411544"/><text:alphabetical-index-mark-end text:id="IMark49101144"/><text:span text:style-name="T74">=&lt;password&gt;</text:span></text:p>
      <text:p text:style-name="P80"><text:span text:style-name="T74">New </text:span>crypt password phrase to use.</text:p>
      <text:p text:style-name="P85">Note:<text:tab/>Use this option with care! Password phrases specified on the command line may be stored in the history of your shell, thus can be recovered by displaying the command history.</text:p>
      <text:p text:style-name="Option_20_title"><text:alphabetical-index-mark-start text:id="IMark63348824"/>--crypt-public-key<text:alphabetical-index-mark-end text:id="IMark63348824"/>=&lt;file name&gt;</text:p>
      <text:p text:style-name="Option_20_Start">Name of file with the RSA encryption public key.</text:p>
      <text:p text:style-name="Option_20_title"><text:soft-page-break/><text:alphabetical-index-mark-start text:id="IMark58485160"/>--crypt-private-key<text:alphabetical-index-mark-end text:id="IMark5848516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58475704"/>--archive-part-size<text:alphabetical-index-mark-end text:id="IMark58475704"/>=&lt;size&gt;, <text:alphabetical-index-mark-start text:id="IMark66346648"/>-s<text:alphabetical-index-mark-end text:id="IMark66346648"/>=&lt;size&gt;</text:p>
      <text:p text:style-name="P7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2811624"/>--file-write-pre-command<text:alphabetical-index-mark-end text:id="IMark628116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6411544"/>--file-write-post-command<text:alphabetical-index-mark-end text:id="IMark6641154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4016984"/>--ftp-login-name<text:alphabetical-index-mark-end text:id="IMark64016984"/>=&lt;name&gt;</text:p>
      <text:p text:style-name="Option_20_Start">Specify the general FTP login name.</text:p>
      <text:p text:style-name="Option_20_title"><text:alphabetical-index-mark-start text:id="IMark64029960"/>--ftp-password<text:alphabetical-index-mark-end text:id="IMark640299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58790856"/>--ftp-max-connections<text:alphabetical-index-mark-end text:id="IMark58790856"/>=&lt;n&gt;</text:p>
      <text:p text:style-name="Option_20_note">Specify the max. number of concurrent connections for this FTP server.</text:p>
      <text:p text:style-name="Option_20_title"><text:alphabetical-index-mark-start text:id="IMark58475704"/>--ftp-max-storage-size<text:alphabetical-index-mark-end text:id="IMark58475704"/>=&lt;size&gt;</text:p>
      <text:p text:style-name="Option_20_note">Specify the max. size in bytes to use for storage for this FTP server.<text:bookmark-end text:name="__DdeLink__10735_1674148630"/></text:p>
      <text:p text:style-name="Option_20_title"><text:alphabetical-index-mark-start text:id="IMark66556152"/>--ftp-write-pre-command<text:alphabetical-index-mark-end text:id="IMark66556152"/>=&lt;command&gt;</text:p>
      <text:p text:style-name="Option_20_Start">Command to execute before file is transmitted to FTP server.</text:p>
      <text:p text:style-name="Option_20_Start">Available macros: %file, %number.</text:p>
      <text:p text:style-name="Option_20_title"><text:soft-page-break/><text:alphabetical-index-mark-start text:id="IMark64029960"/>--ftp-write-post-command<text:alphabetical-index-mark-end text:id="IMark6402996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6411544"/>--ssh-port<text:alphabetical-index-mark-end text:id="IMark66411544"/>=&lt;n&gt;</text:p>
      <text:p text:style-name="Option_20_Start">Specify ssh port to use. Default is 22.</text:p>
      <text:p text:style-name="Option_20_title"><text:alphabetical-index-mark-start text:id="IMark66523656"/>--ssh-login-name<text:alphabetical-index-mark-end text:id="IMark66523656"/>=&lt;name&gt;</text:p>
      <text:p text:style-name="Option_20_Start">Specify the default ssh login name.</text:p>
      <text:p text:style-name="Option_20_title"><text:alphabetical-index-mark-start text:id="IMark64016984"/>--ssh-password<text:alphabetical-index-mark-end text:id="IMark6401698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2811624"/>--ssh-public-key<text:alphabetical-index-mark-end text:id="IMark62811624"/>=&lt;file name&gt;</text:p>
      <text:p text:style-name="Option_20_Start">Specify the file name with the ssh public key.</text:p>
      <text:p text:style-name="Option_20_title"><text:alphabetical-index-mark-start text:id="IMark58790856"/>--ssh-private-key<text:alphabetical-index-mark-end text:id="IMark5879085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58475704"/>--ssh-max-connections<text:alphabetical-index-mark-end text:id="IMark58475704"/>=&lt;n&gt;</text:p>
      <text:p text:style-name="Option_20_note">Specify the max. number of concurrent connections for this SSH/SCP/SFTP server.</text:p>
      <text:p text:style-name="Option_20_title"><text:bookmark-start text:name="__DdeLink__8381_1674148630"/><text:alphabetical-index-mark-start text:id="IMark66556152"/>--ssh-max-storage-size<text:alphabetical-index-mark-end text:id="IMark66556152"/>=&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4029960"/>--scp-write-pre-command<text:alphabetical-index-mark-end text:id="IMark6402996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58790856"/>--scp-write-post-command<text:alphabetical-index-mark-end text:id="IMark5879085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6556152"/>--sftp-write-pre-command<text:alphabetical-index-mark-end text:id="IMark6655615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64029960"/>--sftp-write-post-command<text:alphabetical-index-mark-end text:id="IMark640299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6411544"/>--webdav-login<text:alphabetical-index-mark-end text:id="IMark66411544"/>=&lt;name&gt;</text:p>
      <text:p text:style-name="Option_20_Start">Specify the default WebDAV login name.</text:p>
      <text:p text:style-name="Option_20_title"><text:alphabetical-index-mark-start text:id="IMark66523656"/>--webdav-password<text:alphabetical-index-mark-end text:id="IMark6652365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2437912"/>--webdav-max-connections<text:alphabetical-index-mark-end text:id="IMark62437912"/>=&lt;n&gt;</text:p>
      <text:p text:style-name="Option_20_note">Specify the max. number of concurrent connections for this WebDAV server.</text:p>
      <text:p text:style-name="Option_20_title"><text:alphabetical-index-mark-start text:id="IMark62811624"/>--webdav-max-storage-size<text:alphabetical-index-mark-end text:id="IMark62811624"/>=&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58790856"/>--webdav-write-pre-command<text:alphabetical-index-mark-end text:id="IMark5879085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6523656"/>--webdav-write-post-command<text:alphabetical-index-mark-end text:id="IMark6652365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4029960"/>--cd-device<text:alphabetical-index-mark-end text:id="IMark64029960"/>=&lt;device name&gt;, <text:alphabetical-index-mark-start text:id="IMark66535560"/>--dvd-device<text:alphabetical-index-mark-end text:id="IMark66535560"/>=&lt;device name&gt;, <text:alphabetical-index-mark-start text:id="IMark62811624"/>--bd-device<text:alphabetical-index-mark-end text:id="IMark62811624"/>=&lt;device name&gt;</text:p>
      <text:p text:style-name="Option_20_Start">Default device name for creating Cds/BDs/DVDs.</text:p>
      <text:p text:style-name="Option_20_title"><text:alphabetical-index-mark-start text:id="IMark61581880"/>--cd-request-volume-command<text:alphabetical-index-mark-end text:id="IMark61581880"/>=&lt;command&gt;, <text:alphabetical-index-mark-start text:id="IMark58790856"/>--dvd-request-volume-command<text:alphabetical-index-mark-end text:id="IMark58790856"/>=&lt;command&gt;, <text:alphabetical-index-mark-start text:id="IMark58485160"/>--bd-request-volume-command<text:alphabetical-index-mark-end text:id="IMark5848516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6523656"/>--cd-unload-volume-command<text:alphabetical-index-mark-end text:id="IMark66523656"/>=&lt;command&gt;, <text:alphabetical-index-mark-start text:id="IMark49101144"/>--dvd-unload-volume-command<text:alphabetical-index-mark-end text:id="IMark49101144"/>=&lt;command&gt;, <text:alphabetical-index-mark-start text:id="IMark66556152"/>--bd-unload-volume-command<text:alphabetical-index-mark-end text:id="IMark66556152"/>=&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66535560"/>--cd-load-volume-command<text:alphabetical-index-mark-end text:id="IMark66535560"/>=&lt;command&gt;, <text:alphabetical-index-mark-start text:id="IMark62811624"/>--dvd-load-volume-command<text:alphabetical-index-mark-end text:id="IMark62811624"/>=&lt;command&gt;, <text:alphabetical-index-mark-start text:id="IMark64029960"/>--bd-load-volume-command<text:alphabetical-index-mark-end text:id="IMark6402996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1581880"/>--cd-volume-size<text:alphabetical-index-mark-end text:id="IMark61581880"/>=<text:bookmark-start text:name="__DdeLink__5568_1180582065"/>&lt;n&gt;[G|M|K], <text:alphabetical-index-mark-start text:id="IMark66411400"/>--dvd-volume-size<text:alphabetical-index-mark-end text:id="IMark66411400"/>=&lt;n&gt;[G|M|K], <text:alphabetical-index-mark-start text:id="IMark66411544"/>--bd-volume-size<text:alphabetical-index-mark-end text:id="IMark6641154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2437912"/>--cd-image-pre-command<text:alphabetical-index-mark-end text:id="IMark62437912"/>=&lt;command&gt;, <text:alphabetical-index-mark-start text:id="IMark62917144"/>--dvd-image-pre-command<text:alphabetical-index-mark-end text:id="IMark62917144"/>=&lt;command&gt;, <text:alphabetical-index-mark-start text:id="IMark62811624"/>--bd-image-pre-command<text:alphabetical-index-mark-end text:id="IMark6281162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3845896"/>--cd-image-post-command<text:alphabetical-index-mark-end text:id="IMark63845896"/>=&lt;command&gt;, <text:alphabetical-index-mark-start text:id="IMark58485160"/>--dvd-image-post-command<text:alphabetical-index-mark-end text:id="IMark58485160"/>=&lt;command&gt;, <text:alphabetical-index-mark-start text:id="IMark58790856"/>--bd-image-post-command<text:alphabetical-index-mark-end text:id="IMark5879085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1581880"/>--cd-image-command<text:alphabetical-index-mark-end text:id="IMark61581880"/>=&lt;command&gt;, <text:alphabetical-index-mark-start text:id="IMark66200152"/>--dvd-image-command<text:alphabetical-index-mark-end text:id="IMark66200152"/>=&lt;command&gt;, <text:alphabetical-index-mark-start text:id="IMark49101144"/>--bd-image-command<text:alphabetical-index-mark-end text:id="IMark49101144"/>=&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62917144"/>--cd-ecc-pre-command<text:alphabetical-index-mark-end text:id="IMark62917144"/>=&lt;command&gt;, <text:alphabetical-index-mark-start text:id="IMark62811624"/>--dvd-ecc-pre-command<text:alphabetical-index-mark-end text:id="IMark62811624"/>=&lt;command&gt;, <text:alphabetical-index-mark-start text:id="IMark62437912"/>--bd-ecc-pre-command<text:alphabetical-index-mark-end text:id="IMark62437912"/>=&lt;command&gt;</text:p>
      <text:p text:style-name="Option_20_Start">Command to execute before error correction codes (ecc) are added to a CD/DVD/BD image.</text:p>
      <text:p text:style-name="Option_20_title"><text:alphabetical-index-mark-start text:id="IMark64016984"/>--cd-ecc-post-command<text:alphabetical-index-mark-end text:id="IMark64016984"/>=&lt;command&gt;, <text:alphabetical-index-mark-start text:id="IMark62811624"/>--dvd-ecc-post-command<text:alphabetical-index-mark-end text:id="IMark62811624"/>=&lt;command&gt;, <text:alphabetical-index-mark-start text:id="IMark62437912"/>--bd-ecc-post-command<text:alphabetical-index-mark-end text:id="IMark62437912"/>=&lt;command&gt;</text:p>
      <text:p text:style-name="Option_20_Start">Command to execute after error correction codes (ecc) are added to a CD/DVD/BD image.</text:p>
      <text:p text:style-name="Option_20_title"><text:alphabetical-index-mark-start text:id="IMark60827240"/>--cd-ecc-command<text:alphabetical-index-mark-end text:id="IMark60827240"/>=&lt;command&gt;, <text:alphabetical-index-mark-start text:id="IMark63814392"/>--dvd-ecc-command<text:alphabetical-index-mark-end text:id="IMark63814392"/>=&lt;command&gt;, <text:alphabetical-index-mark-start text:id="IMark62476856"/>--bd-ecc-command<text:alphabetical-index-mark-end text:id="IMark62476856"/>=&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62811624"/><text:span text:style-name="T62">--cd‑blank-command</text:span><text:alphabetical-index-mark-end text:id="IMark62811624"/><text:span text:style-name="T62">=&lt;command&gt;, </text:span><text:alphabetical-index-mark-start text:id="IMark62437912"/><text:span text:style-name="T62">--dvd-blank-command</text:span><text:alphabetical-index-mark-end text:id="IMark62437912"/><text:span text:style-name="T62">=&lt;command&gt;, </text:span><text:alphabetical-index-mark-start text:id="IMark64016984"/><text:span text:style-name="T62">--bd-blank-command</text:span><text:alphabetical-index-mark-end text:id="IMark64016984"/><text:span text:style-name="T62">=&lt;command&gt;</text:span></text:p>
      <text:p text:style-name="Option_20_Start">Command to blank a CD/DVD/BD medium before writing.</text:p>
      <text:p text:style-name="Option_20_title"><text:alphabetical-index-mark-start text:id="IMark63527240"/>--cd-write-pre-command<text:alphabetical-index-mark-end text:id="IMark63527240"/>=&lt;command&gt;, <text:alphabetical-index-mark-start text:id="IMark62076376"/>--dvd-write-pre-command<text:alphabetical-index-mark-end text:id="IMark62076376"/>=&lt;command&gt;, <text:alphabetical-index-mark-start text:id="IMark66556152"/>--bd-write-pre-command<text:alphabetical-index-mark-end text:id="IMark66556152"/>=&lt;command&gt;</text:p>
      <text:p text:style-name="Option_20_Start">Command to execute before CD/DVD/BD image is written.</text:p>
      <text:p text:style-name="Option_20_title"><text:alphabetical-index-mark-start text:id="IMark62437912"/>--cd-write-post-command<text:alphabetical-index-mark-end text:id="IMark62437912"/>=&lt;command&gt;, <text:alphabetical-index-mark-start text:id="IMark62928728"/>--dvd-write-post-command<text:alphabetical-index-mark-end text:id="IMark62928728"/>=&lt;command&gt;, <text:alphabetical-index-mark-start text:id="IMark64016984"/>--bd-write-post-command<text:alphabetical-index-mark-end text:id="IMark64016984"/>=&lt;command&gt;</text:p>
      <text:p text:style-name="Option_20_Start">Command to execute after CD/DVD/BD image is written.</text:p>
      <text:p text:style-name="Option_20_title"><text:alphabetical-index-mark-start text:id="IMark63814392"/>--cd-write-command<text:alphabetical-index-mark-end text:id="IMark63814392"/>=&lt;command&gt;, <text:alphabetical-index-mark-start text:id="IMark50110920"/>--dvd-write-command<text:alphabetical-index-mark-end text:id="IMark50110920"/>=&lt;command&gt;, <text:alphabetical-index-mark-start text:id="IMark60827240"/>--bd-write-command<text:alphabetical-index-mark-end text:id="IMark60827240"/>=&lt;command&gt;</text:p>
      <text:p text:style-name="Option_20_Start">Command to write on CD/DVD/BD.</text:p>
      <text:p text:style-name="Option_20_Start">Available macros: %device, %file, %image, %sectors, %number.</text:p>
      <text:p text:style-name="Option_20_title"><text:alphabetical-index-mark-start text:id="IMark62811624"/>--cd-write-image-command<text:alphabetical-index-mark-end text:id="IMark62811624"/>=&lt;command&gt;, <text:alphabetical-index-mark-start text:id="IMark62928728"/>--dvd-write-image-command<text:alphabetical-index-mark-end text:id="IMark62928728"/>=&lt;command&gt;, <text:alphabetical-index-mark-start text:id="IMark64016984"/>--bd-write-image-command<text:alphabetical-index-mark-end text:id="IMark6401698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2076376"/>--device<text:alphabetical-index-mark-end text:id="IMark62076376"/>=&lt;device name&gt;</text:p>
      <text:p text:style-name="Option_20_Start">Specify default device name.</text:p>
      <text:p text:style-name="Option_20_title"><text:alphabetical-index-mark-start text:id="IMark66523656"/>--device-request-volume-command<text:alphabetical-index-mark-end text:id="IMark66523656"/>=&lt;command&gt;</text:p>
      <text:p text:style-name="Option_20_Start">Command to request new volume for device.</text:p>
      <text:p text:style-name="Option_20_title"><text:alphabetical-index-mark-start text:id="IMark62476856"/>--device-load-volume-command<text:alphabetical-index-mark-end text:id="IMark62476856"/>=&lt;command&gt;</text:p>
      <text:p text:style-name="Option_20_Start">Command to load volume for device.</text:p>
      <text:p text:style-name="Option_20_title"><text:alphabetical-index-mark-start text:id="IMark63814392"/>--device-unload-volume-command<text:alphabetical-index-mark-end text:id="IMark63814392"/>=&lt;command&gt;</text:p>
      <text:p text:style-name="Option_20_Start">Command to unload volume from device.</text:p>
      <text:p text:style-name="Option_20_title"><text:alphabetical-index-mark-start text:id="IMark62917144"/>--device-volume-size<text:alphabetical-index-mark-end text:id="IMark62917144"/>=&lt;size&gt;</text:p>
      <text:p text:style-name="P74">Device volume size.<text:bookmark text:name="__DdeLink__5570_1180582065"/></text:p>
      <text:p text:style-name="Option_20_title"><text:alphabetical-index-mark-start text:id="IMark62811624"/>--device-image-pre-command<text:alphabetical-index-mark-end text:id="IMark6281162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60827240"/>--device-image-post-command<text:alphabetical-index-mark-end text:id="IMark6082724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6523656"/>--device-image-command<text:alphabetical-index-mark-end text:id="IMark66523656"/>=&lt;command&gt;</text:p>
      <text:p text:style-name="Option_20_Start">Command to create a device image.</text:p>
      <text:p text:style-name="Option_20_Start">Available macros: %device, %file, %image, %number.</text:p>
      <text:p text:style-name="Option_20_title"><text:alphabetical-index-mark-start text:id="IMark50110920"/>--device-ecc-pre-command<text:alphabetical-index-mark-end text:id="IMark5011092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2917144"/>--device-ecc-post-command<text:alphabetical-index-mark-end text:id="IMark62917144"/>=&lt;command&gt;</text:p>
      <text:p text:style-name="Option_20_Start">Command to execute after error correction codes (ecc) are added to a device image.</text:p>
      <text:p text:style-name="Option_20_Start">Note: Still not implemented!</text:p>
      <text:p text:style-name="Option_20_title"><text:alphabetical-index-mark-start text:id="IMark62437912"/>--device-ecc-command<text:alphabetical-index-mark-end text:id="IMark62437912"/>=&lt;command&gt;</text:p>
      <text:p text:style-name="Option_20_Start">Command to added error correction codes (ecc) to a device image.</text:p>
      <text:p text:style-name="Option_20_Start">Note: Still not implemented!</text:p>
      <text:p text:style-name="Option_20_title"><text:alphabetical-index-mark-start text:id="IMark62076376"/>--device-blank-command<text:alphabetical-index-mark-end text:id="IMark62076376"/>=&lt;command&gt;</text:p>
      <text:p text:style-name="Option_20_Start">Comamnd to blank a device medium before writing.</text:p>
      <text:p text:style-name="Option_20_title"><text:alphabetical-index-mark-start text:id="IMark66523656"/>--device-write-pre-command<text:alphabetical-index-mark-end text:id="IMark66523656"/>=&lt;command&gt;</text:p>
      <text:p text:style-name="Option_20_Start">Command to execute before device image is written.</text:p>
      <text:p text:style-name="Option_20_Start">Available macros: %device, %file, %image, %number.</text:p>
      <text:p text:style-name="Option_20_title"><text:alphabetical-index-mark-start text:id="IMark50110920"/>--device-write-post-command<text:alphabetical-index-mark-end text:id="IMark50110920"/>=&lt;command&gt;</text:p>
      <text:p text:style-name="Option_20_Start">Command to execute after device image is written.</text:p>
      <text:p text:style-name="Option_20_Start">Available macros: %device, %file, %image, %number.</text:p>
      <text:p text:style-name="Option_20_title"><text:alphabetical-index-mark-start text:id="IMark62917144"/>--device-write-command<text:alphabetical-index-mark-end text:id="IMark6291714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4029960"/>--directory-strip<text:alphabetical-index-mark-end text:id="IMark64029960"/>=&lt;n&gt;, <text:alphabetical-index-mark-start text:id="IMark50110920"/>-p<text:alphabetical-index-mark-end text:id="IMark50110920"/>=&lt;n&gt;</text:p>
      <text:p text:style-name="Option_20_Start">Strip specified number of directory levels from file names of restored files.</text:p>
      <text:p text:style-name="Option_20_title"><text:alphabetical-index-mark-start text:id="IMark63527240"/>--destination<text:alphabetical-index-mark-end text:id="IMark63527240"/>=&lt;path&gt;</text:p>
      <text:p text:style-name="Option_20_Start">Restore files into specified path.</text:p>
      <text:p text:style-name="Option_20_title"><text:soft-page-break/><text:alphabetical-index-mark-start text:id="IMark62928728"/>--owner<text:alphabetical-index-mark-end text:id="IMark6292872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0110920"/>--daemon<text:alphabetical-index-mark-end text:id="IMark50110920"/></text:p>
      <text:p text:style-name="Option_20_Start">Run <text:span text:style-name="Name">BAR</text:span> in daemon mode (as a server).</text:p>
      <text:p text:style-name="Option_20_title"><text:alphabetical-index-mark-start text:id="IMark66556152"/>--no-detach<text:alphabetical-index-mark-end text:id="IMark66556152"/>, <text:alphabetical-index-mark-start text:id="IMark63527240"/>-D<text:alphabetical-index-mark-end text:id="IMark63527240"/></text:p>
      <text:p text:style-name="Option_20_Start">Do not detach process when running in daemon mode.</text:p>
      <text:p text:style-name="Option_20_title"><text:alphabetical-index-mark-start text:id="IMark64016984"/>--server-port<text:alphabetical-index-mark-end text:id="IMark64016984"/>=&lt;n&gt;<text:note text:id="ftn20" text:note-class="footnote"><text:note-citation>20</text:note-citation><text:note-body><text:p text:style-name="P49">Connections on the server port may also accept SSL encrypted connections.</text:p></text:note-body></text:note></text:p>
      <text:p text:style-name="Option_20_Start">Specify server port to use. Default is: 38523.</text:p>
      <text:p text:style-name="Option_20_title"><text:alphabetical-index-mark-start text:id="IMark60827240"/>--server-tls-port<text:alphabetical-index-mark-end text:id="IMark60827240"/>=&lt;n&gt;<text:span text:style-name="T13"><text:note-ref text:note-class="footnote" text:reference-format="text" text:ref-name="ftn20">20</text:note-ref></text:span></text:p>
      <text:p text:style-name="Option_20_Start">Specify TLS (SSL) server port to use. Default is: 38524.</text:p>
      <text:p text:style-name="Option_20_title"><text:alphabetical-index-mark-start text:id="IMark62917144"/>--server-ca-file<text:alphabetical-index-mark-end text:id="IMark62917144"/>=&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62476856"/>--server-cert-file<text:alphabetical-index-mark-end text:id="IMark62476856"/>=&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61142408"/>--server-key-file<text:alphabetical-index-mark-end text:id="IMark61142408"/>=&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66523656"/>--server-password<text:alphabetical-index-mark-end text:id="IMark6652365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3814392"/>--server-jobs-directory<text:alphabetical-index-mark-end text:id="IMark63814392"/>=&lt;path name&gt;</text:p>
      <text:p text:style-name="Option_20_Start">Specify server jobs directory. Default is: <text:span text:style-name="Filename"><text:span text:style-name="T11">/etc/bar/jobs</text:span></text:span>.</text:p>
      <text:p text:style-name="Option_20_title"><text:alphabetical-index-mark-start text:id="IMark50110920"/>--nice-level<text:alphabetical-index-mark-end text:id="IMark50110920"/>=&lt;n&gt;</text:p>
      <text:p text:style-name="Option_20_Start">Specify the nice-level the server should run. On Linux the nice level may be 0 (not nice) to 19 (very nice).</text:p>
      <text:p text:style-name="Option_20_title"><text:soft-page-break/><text:alphabetical-index-mark-start text:id="IMark66523656"/>--max-band-width<text:alphabetical-index-mark-end text:id="IMark6652365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030190182061880404" text:style-name="L9">
        <text:list-item>
          <text:p text:style-name="P118"><text:bookmark-start text:name="__DdeLink__7433_664228686"/>year: four digit year</text:p>
        </text:list-item>
        <text:list-item>
          <text:p text:style-name="P118">month: 1..12 or names Jan, Feb, Mar, Apr, May, Jun, Jul, Aug, Sept, Oct, Nov, Dec</text:p>
        </text:list-item>
        <text:list-item>
          <text:p text:style-name="P118">day: 1..31</text:p>
        </text:list-item>
        <text:list-item>
          <text:p text:style-name="P118">week day names: Mon, Tue, Wed, Thu, Fri, Sat, Sun</text:p>
        </text:list-item>
        <text:list-item>
          <text:p text:style-name="P118">hour: 00..23</text:p>
        </text:list-item>
        <text:list-item>
          <text:p text:style-name="P11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66556152"/>--remote-bar-executable<text:alphabetical-index-mark-end text:id="IMark6655615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62476856"/>--index-database<text:alphabetical-index-mark-end text:id="IMark62476856"/>=&lt;file name&gt;</text:p>
      <text:p text:style-name="Option_20_Start">Specify the file name of the internal index database. Default is: <text:span text:style-name="Filename">/var/lib/bar/index.db</text:span>.</text:p>
      <text:p text:style-name="Option_20_title"><text:alphabetical-index-mark-start text:id="IMark64029960"/>--index-database-auto-update<text:alphabetical-index-mark-end text:id="IMark64029960"/></text:p>
      <text:p text:style-name="Option_20_Start">Enable automatically update index database with archives found on the file system or some remote server.</text:p>
      <text:p text:style-name="Option_20_title"><text:alphabetical-index-mark-start text:id="IMark61142408"/>--index-database-max-band-width<text:alphabetical-index-mark-end text:id="IMark611424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4104248257544" text:continue-list="list12410427428274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0827240"/>--index-database-keep-time<text:alphabetical-index-mark-end text:id="IMark6082724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2928728"/>--no-index-database<text:alphabetical-index-mark-end text:id="IMark62928728"/></text:p>
      <text:p text:style-name="Option_20_Start">Do not store index database for created archives.</text:p>
      <text:h text:style-name="P101" text:outline-level="3"><text:bookmark-start text:name="__RefHeading__10437_873480820"/><text:span text:style-name="T24">Continuous</text:span> database<text:bookmark-end text:name="__RefHeading__10437_873480820"/></text:h>
      <text:p text:style-name="Option_20_title"><text:alphabetical-index-mark-start text:id="IMark60852184"/>--<text:span text:style-name="T24">continuous-database</text:span><text:alphabetical-index-mark-end text:id="IMark60852184"/><text:span text:style-name="T24">=&lt;file name&gt;</text:span></text:p>
      <text:p text:style-name="P74">Specify the file name of the internal <text:span text:style-name="T24">continuous</text:span> database. Default is <text:span text:style-name="T24">empty to keep the database file in memory only.</text:span></text:p>
      <text:p text:style-name="P55">--<text:span text:style-name="T24">continuous-max-size=&lt;size&gt;</text:span></text:p>
      <text:p text:style-name="P56">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60852184"/>--log<text:alphabetical-index-mark-end text:id="IMark6085218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2476856"/>--log-file<text:alphabetical-index-mark-end text:id="IMark6247685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4029960"/>--log-post-command<text:alphabetical-index-mark-end text:id="IMark6402996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4016984"/>--config<text:alphabetical-index-mark-end text:id="IMark64016984"/>=&lt;file name&gt;</text:p>
      <text:p text:style-name="Option_20_Start">Read configuration from the specified file.</text:p>
      <text:p text:style-name="Option_20_title"><text:alphabetical-index-mark-start text:id="IMark62917144"/>--tmp-directory<text:alphabetical-index-mark-end text:id="IMark62917144"/>=&lt;path&gt;</text:p>
      <text:p text:style-name="Option_20_Start">Use the specified directory for temporary files.</text:p>
      <text:p text:style-name="Option_20_title"><text:alphabetical-index-mark-start text:id="IMark64029960"/>--max-tmp-size<text:alphabetical-index-mark-end text:id="IMark64029960"/>=&lt;size&gt;</text:p>
      <text:p text:style-name="P74">Use max. specified size for temporary files. If the space is occupied pause creating new <text:span text:style-name="T82">storage </text:span>files.</text:p>
      <text:p text:style-name="Option_20_note">Note: only temporary storage files are taken into account!</text:p>
      <text:p text:style-name="Option_20_title"><text:alphabetical-index-mark-start text:id="IMark66556152"/>--directory<text:alphabetical-index-mark-end text:id="IMark66556152"/>=&lt;path&gt;, <text:alphabetical-index-mark-start text:id="IMark62437912"/>-C<text:alphabetical-index-mark-end text:id="IMark62437912"/>=&lt;path&gt;</text:p>
      <text:p text:style-name="Option_20_Start">Change to directory.</text:p>
      <text:p text:style-name="Option_20_title"><text:soft-page-break/><text:alphabetical-index-mark-start text:id="IMark62476856"/>--pid-file<text:alphabetical-index-mark-end text:id="IMark6247685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66523656"/>--<text:span text:style-name="T78">pairing-master-file</text:span><text:alphabetical-index-mark-end text:id="IMark66523656"/><text:span text:style-name="T78">=&lt;file name&gt;</text:span></text:p>
      <text:p text:style-name="Option_20_Start">File to enable or clear pairing of master with slave. Write <text:span text:style-name="Command">start</text:span> into this file or an empty will start new pairing of master, <text:span text:style-name="Command">clear</text:span> clear current paired master.</text:p>
      <text:p text:style-name="Option_20_title"><text:alphabetical-index-mark-start text:id="IMark64016984"/>--group<text:alphabetical-index-mark-end text:id="IMark64016984"/>, <text:alphabetical-index-mark-start text:id="IMark62928728"/>-g<text:alphabetical-index-mark-end text:id="IMark62928728"/></text:p>
      <text:p text:style-name="Option_20_Start">Group files when listing archive content. </text:p>
      <text:p text:style-name="Option_20_title"><text:alphabetical-index-mark-start text:id="IMark62811624"/>--all<text:alphabetical-index-mark-end text:id="IMark62811624"/></text:p>
      <text:p text:style-name="Option_20_Start">Show all files, not only the newest version of a file when listing archive content.</text:p>
      <text:p text:style-name="Option_20_title"><text:alphabetical-index-mark-start text:id="IMark64029960"/>--long-format<text:alphabetical-index-mark-end text:id="IMark64029960"/>, <text:alphabetical-index-mark-start text:id="IMark66523656"/>-L<text:alphabetical-index-mark-end text:id="IMark66523656"/></text:p>
      <text:p text:style-name="Option_20_Start">Use long output format when listing archive content.</text:p>
      <text:p text:style-name="Option_20_title"><text:alphabetical-index-mark-start text:id="IMark61142408"/>--human-format<text:alphabetical-index-mark-end text:id="IMark61142408"/>, <text:alphabetical-index-mark-start text:id="IMark63814392"/>-H<text:alphabetical-index-mark-end text:id="IMark63814392"/></text:p>
      <text:p text:style-name="Option_20_Start">Print sizes in human readable format (number and unit) instead of bytes.</text:p>
      <text:p text:style-name="Option_20_title"><text:alphabetical-index-mark-start text:id="IMark62928728"/>--numeric-uid-gid<text:alphabetical-index-mark-end text:id="IMark62928728"/></text:p>
      <text:p text:style-name="Option_20_Start">Print user/group ids as numbers instead resolved names.</text:p>
      <text:p text:style-name="Option_20_title"><text:alphabetical-index-mark-start text:id="IMark62811624"/>--numeric-permission<text:alphabetical-index-mark-end text:id="IMark62811624"/></text:p>
      <text:p text:style-name="Option_20_Start">Print file/directory permissions as octal numbers instead of permission text flags.</text:p>
      <text:p text:style-name="Option_20_title"><text:alphabetical-index-mark-start text:id="IMark66523656"/>--no-header-footer<text:alphabetical-index-mark-end text:id="IMark66523656"/></text:p>
      <text:p text:style-name="Option_20_Start">Suppress output of header/footer when listing archive content.</text:p>
      <text:p text:style-name="Option_20_title"><text:alphabetical-index-mark-start text:id="IMark63814392"/>--delete-old-archive-files<text:alphabetical-index-mark-end text:id="IMark63814392"/></text:p>
      <text:p text:style-name="Option_20_Start">Delete all old archive files after creating new archive files.</text:p>
      <text:p text:style-name="Option_20_title"><text:alphabetical-index-mark-start text:id="IMark62928728"/>--ignore-no-backup-file<text:alphabetical-index-mark-end text:id="IMark62928728"/></text:p>
      <text:p text:style-name="Option_20_Start">Ignore <text:span text:style-name="Filename">.nobackup</text:span>/<text:span text:style-name="Filename">.NOBACKUP</text:span> file and store directories containing this file, too.</text:p>
      <text:p text:style-name="Option_20_title"><text:alphabetical-index-mark-start text:id="IMark62811624"/>--ignore-no-dump<text:alphabetical-index-mark-end text:id="IMark6281162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4016984"/>--skip-unreadable <text:alphabetical-index-mark-end text:id="IMark64016984"/></text:p>
      <text:p text:style-name="Option_20_Start">Skip unreadable files instead of reporting an error.</text:p>
      <text:p text:style-name="Option_20_title"><text:alphabetical-index-mark-start text:id="IMark62076376"/>--force-delta-compression<text:alphabetical-index-mark-end text:id="IMark62076376"/></text:p>
      <text:p text:style-name="Option_20_Start">Enable forced delta compression. If no delta compression can be used an error is reported instead of a warning only.</text:p>
      <text:p text:style-name="Option_20_title"><text:soft-page-break/><text:alphabetical-index-mark-start text:id="IMark64029960"/>--raw-images<text:alphabetical-index-mark-end text:id="IMark6402996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61142408"/>--no-fragments-check<text:alphabetical-index-mark-end text:id="IMark61142408"/></text:p>
      <text:p text:style-name="Option_20_Start">Do not check if a fragmented file is complete.</text:p>
      <text:p text:style-name="Option_20_title"><text:alphabetical-index-mark-start text:id="IMark62917144"/>--archive-file-mode<text:alphabetical-index-mark-end text:id="IMark6291714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60827240"/>--overwrite-archive-files<text:alphabetical-index-mark-end text:id="IMark60827240"/>, <text:alphabetical-index-mark-start text:id="IMark66523656"/>-o<text:alphabetical-index-mark-end text:id="IMark66523656"/></text:p>
      <text:p text:style-name="P78">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62917144"/>--overwrite-files<text:alphabetical-index-mark-end text:id="IMark62917144"/></text:p>
      <text:p text:style-name="Option_20_Start">Overwrite existing files when restoring files instead of reporting an error.</text:p>
      <text:p text:style-name="Option_20_title"><text:alphabetical-index-mark-start text:id="IMark64029960"/>--wait-first-volume<text:alphabetical-index-mark-end text:id="IMark6402996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60827240"/>--dry-run<text:alphabetical-index-mark-end text:id="IMark6082724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1142408"/>--no-storage<text:alphabetical-index-mark-end text:id="IMark611424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2917144"/>--no-bar-on-medium<text:alphabetical-index-mark-end text:id="IMark6291714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64029960"/>--<text:span text:style-name="T70">no-stop-on-error</text:span><text:alphabetical-index-mark-end text:id="IMark64029960"/></text:p>
      <text:p text:style-name="Option_20_Start">Do not store operation when an error occurre. Try to continue with remaining store/restore.</text:p>
      <text:p text:style-name="Option_20_title"><text:alphabetical-index-mark-start text:id="IMark60827240"/>--no-default-config<text:alphabetical-index-mark-end text:id="IMark60827240"/></text:p>
      <text:p text:style-name="Option_20_Start">Do not read personal configuration file <text:span text:style-name="Filename"><text:span text:style-name="T11">~/.bar/bar.cfg</text:span></text:span><text:span text:style-name="T1">.</text:span></text:p>
      <text:p text:style-name="Option_20_title"><text:alphabetical-index-mark-start text:id="IMark62076376"/><text:span text:style-name="T1">--volume-size</text:span><text:alphabetical-index-mark-end text:id="IMark62076376"/><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oft-page-break/><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6523656"/>--ecc<text:alphabetical-index-mark-end text:id="IMark66523656"/></text:p>
      <text:p text:style-name="Option_20_Start">Enable generation of error correction codes when creating CD/DVD/BD or device images. For CDs/DVDs/BDs the external tool <text:span text:style-name="T1">dvdisaster</text:span><text:span text:style-name="T5"> is required.</text:span></text:p>
      <text:p text:style-name="P40"><text:alphabetical-index-mark-start text:id="IMark63814392"/>--always-create-image<text:alphabetical-index-mark-end text:id="IMark63814392"/></text:p>
      <text:p text:style-name="Option_20_Start">Enable always generate an image file for CDs/DVDs/BDs or devices. Usually image files are only generated when error correction codes should be added.</text:p>
      <text:p text:style-name="P42"><text:alphabetical-index-mark-start text:id="IMark62917144"/>--blank<text:alphabetical-index-mark-end text:id="IMark62917144"/></text:p>
      <text:p text:style-name="Option_20_Start">Blank CD/DVD/BD medium before writing.</text:p>
      <text:p text:style-name="Option_20_title"><text:alphabetical-index-mark-start text:id="IMark62476856"/><text:alphabetical-index-mark-start text:id="IMark50110920"/>--quiet<text:alphabetical-index-mark-end text:id="IMark50110920"/><text:alphabetical-index-mark-end text:id="IMark62476856"/></text:p>
      <text:p text:style-name="Option_20_Start">Be quiet and suppress any output.</text:p>
      <text:p text:style-name="Option_20_title"><text:alphabetical-index-mark-start text:id="IMark66523656"/>--verbose<text:alphabetical-index-mark-end text:id="IMark6652365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81">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62917144"/>--version<text:alphabetical-index-mark-end text:id="IMark62917144"/></text:p>
      <text:p text:style-name="Option_20_Start">Output version of <text:span text:style-name="Name">BAR</text:span>.</text:p>
      <text:p text:style-name="Option_20_title"><text:alphabetical-index-mark-start text:id="IMark64029960"/>--help<text:alphabetical-index-mark-end text:id="IMark64029960"/>, <text:alphabetical-index-mark-start text:id="IMark62811624"/>-h<text:alphabetical-index-mark-end text:id="IMark62811624"/></text:p>
      <text:p text:style-name="Option_20_Start">Output help to options.</text:p>
      <text:p text:style-name="Option_20_title"><text:alphabetical-index-mark-start text:id="IMark62437912"/>--xhelp<text:alphabetical-index-mark-end text:id="IMark62437912"/></text:p>
      <text:p text:style-name="Option_20_Start">Output help to extended options.</text:p>
      <text:p text:style-name="Option_20_title"><text:soft-page-break/><text:alphabetical-index-mark-start text:id="IMark62076376"/>--help-internal<text:alphabetical-index-mark-end text:id="IMark6207637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0</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61142408"/>archive-name<text:alphabetical-index-mark-end text:id="IMark61142408"/>=&lt;name&gt;</text:p>
      <text:p text:style-name="Option_20_Start">Specify the archive name. Usually this configuration entry is only found in job files.</text:p>
      <text:p text:style-name="Option_20_title"><text:alphabetical-index-mark-start text:id="IMark60852184"/>archive-type<text:alphabetical-index-mark-end text:id="IMark60852184"/>=normal|full|incremental|differential</text:p>
      <text:p text:style-name="Option_20_Start">Specify the archive type to create. Usually this configuration entry is only found in job files.</text:p>
      <text:p text:style-name="Option_20_title"><text:alphabetical-index-mark-start text:id="IMark66523656"/>crypt-password-mode<text:alphabetical-index-mark-end text:id="IMark66523656"/>=default|ask|config</text:p>
      <text:p text:style-name="Option_20_Start">Specify the password mode. Usually this configuration entry is only found in job files.</text:p>
      <text:p text:style-name="Option_20_title"><text:alphabetical-index-mark-start text:id="IMark60827240"/>include-file<text:alphabetical-index-mark-end text:id="IMark60827240"/>=&lt;pattern&gt;</text:p>
      <text:p text:style-name="Option_20_Start">Include matching entries into the created archive.</text:p>
      <text:p text:style-name="Option_20_title"><text:bookmark-start text:name="__DdeLink__12524_1674148630"/><text:alphabetical-index-mark-start text:id="IMark63814392"/>include-file-command<text:alphabetical-index-mark-end text:id="IMark6381439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soft-page-break/><text:alphabetical-index-mark-start text:id="IMark62917144"/>include-image<text:alphabetical-index-mark-end text:id="IMark62917144"/>=&lt;pattern&gt;</text:p>
      <text:p text:style-name="Option_20_Start">Include matching devices as disk images into the created archive.</text:p>
      <text:p text:style-name="Option_20_title"><text:alphabetical-index-mark-start text:id="IMark62476856"/>include-image-command<text:alphabetical-index-mark-end text:id="IMark6247685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66208776"/>exclude<text:alphabetical-index-mark-end text:id="IMark6620877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64016984"/>exclude-command<text:alphabetical-index-mark-end text:id="IMark640169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8</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8</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9</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0</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2</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24104213426294" text:continue-list="list7030190182061880404" text:style-name="L9">
        <text:list-item>
          <text:p text:style-name="P95">month names: Jan, Feb, Mar, Apr, May, Jun, Jul, Aug, Sept, Oct, Nov, Dec</text:p>
        </text:list-item>
        <text:list-item>
          <text:p text:style-name="P95">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61">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66208776"/><text:alphabetical-index-mark-start text:id="IMark62437912"/>--port<text:alphabetical-index-mark-end text:id="IMark62437912"/><text:alphabetical-index-mark-end text:id="IMark66208776"/>=&lt;n&gt;, <text:alphabetical-index-mark-start text:id="IMark62917144"/><text:alphabetical-index-mark-start text:id="IMark63814392"/>-p<text:alphabetical-index-mark-end text:id="IMark63814392"/><text:alphabetical-index-mark-end text:id="IMark62917144"/>=&lt;n&gt;<text:note text:id="ftn21" text:note-class="footnote"><text:note-citation>21</text:note-citation><text:note-body><text:p text:style-name="P50">A SSL encrypted connection may also be established on the plain server port.</text:p></text:note-body></text:note></text:p>
      <text:p text:style-name="Option_20_Start">Server port. Default is:: 38523.</text:p>
      <text:p text:style-name="Option_20_title"><text:soft-page-break/><text:alphabetical-index-mark-start text:id="IMark61921240"/><text:alphabetical-index-mark-start text:id="IMark60852184"/>--tls-port<text:alphabetical-index-mark-end text:id="IMark60852184"/><text:alphabetical-index-mark-end text:id="IMark61921240"/>=&lt;n&gt;</text:p>
      <text:p text:style-name="Option_20_Start">TLS server port. Default is: 38524.</text:p>
      <text:p text:style-name="Option_20_title"><text:alphabetical-index-mark-start text:id="IMark61142408"/>--password<text:alphabetical-index-mark-end text:id="IMark6114240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6556152"/>--login-dialog<text:alphabetical-index-mark-end text:id="IMark66556152"/></text:p>
      <text:p text:style-name="Option_20_Start">Force to open the login dialog.</text:p>
      <text:p text:style-name="Option_20_title"><text:alphabetical-index-mark-start text:id="IMark62437912"/><text:alphabetical-index-mark-start text:id="IMark50110920"/>--key-file<text:alphabetical-index-mark-end text:id="IMark50110920"/><text:alphabetical-index-mark-end text:id="IMark6243791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4016984"/><text:span text:style-name="Filename"><text:span text:style-name="T5">--</text:span></text:span><text:span text:style-name="Filename"><text:span text:style-name="T10">force-ssl</text:span></text:span><text:alphabetical-index-mark-end text:id="IMark64016984"/></text:p>
      <text:p text:style-name="Option_20_Start"><text:span text:style-name="Filename"><text:span text:style-name="T66">Force SSL connection</text:span></text:span></text:p>
      <text:p text:style-name="Option_20_title"><text:alphabetical-index-mark-start text:id="IMark66523656"/>--select-job<text:alphabetical-index-mark-end text:id="IMark66523656"/>=&lt;name&gt;</text:p>
      <text:p text:style-name="Option_20_Start">Select a job in the status tab.</text:p>
      <text:p text:style-name="Option_20_title"><text:alphabetical-index-mark-start text:id="IMark63814392"/><text:alphabetical-index-mark-start text:id="IMark66556152"/>--job<text:alphabetical-index-mark-end text:id="IMark66556152"/><text:alphabetical-index-mark-end text:id="IMark63814392"/>=&lt;name&gt;, <text:alphabetical-index-mark-start text:id="IMark66208776"/><text:alphabetical-index-mark-start text:id="IMark62917144"/>-j<text:alphabetical-index-mark-end text:id="IMark62917144"/><text:alphabetical-index-mark-end text:id="IMark66208776"/>=&lt;name&gt;</text:p>
      <text:p text:style-name="P75">Start execution of job &lt;name&gt; and terminate <text:span text:style-name="Command"><text:span text:style-name="T26">BARC</text:span></text:span><text:span text:style-name="Command">ontrol</text:span>.</text:p>
      <text:p text:style-name="Option_20_title"><text:alphabetical-index-mark-start text:id="IMark60852184"/>--archive-type<text:alphabetical-index-mark-end text:id="IMark60852184"/>=&lt;mode&gt;</text:p>
      <text:p text:style-name="Option_20_Start">Set job mode: normal, full, incremental, differential. Default is: normal.</text:p>
      <text:p text:style-name="Option_20_title"><text:alphabetical-index-mark-start text:id="IMark62476856"/><text:alphabetical-index-mark-start text:id="IMark61142408"/>--abort<text:alphabetical-index-mark-end text:id="IMark61142408"/><text:alphabetical-index-mark-end text:id="IMark62476856"/>=&lt;name&gt;</text:p>
      <text:p text:style-name="P75">Abort execution of job &lt;name&gt; and terminate <text:span text:style-name="Command"><text:span text:style-name="T26">BARC</text:span></text:span><text:span text:style-name="Command">ontrol</text:span>.</text:p>
      <text:p text:style-name="Option_20_title"><text:alphabetical-index-mark-start text:id="IMark66208776"/>--pause<text:alphabetical-index-mark-end text:id="IMark66208776"/>=&lt;n&gt;, <text:alphabetical-index-mark-start text:id="IMark63814392"/>-t<text:alphabetical-index-mark-end text:id="IMark63814392"/>=&lt;n&gt;</text:p>
      <text:p text:style-name="P75">Pause job execution for &lt;n&gt; seconds and terminate <text:span text:style-name="Command"><text:span text:style-name="T26">BARC</text:span></text:span><text:span text:style-name="Command">ontrol</text:span>.</text:p>
      <text:p text:style-name="Option_20_title"><text:alphabetical-index-mark-start text:id="IMark62928728"/>--ping<text:alphabetical-index-mark-end text:id="IMark62928728"/>, <text:alphabetical-index-mark-start text:id="IMark61921240"/>-i<text:alphabetical-index-mark-end text:id="IMark61921240"/></text:p>
      <text:p text:style-name="P75">Check connection to server and terminate <text:span text:style-name="Command"><text:span text:style-name="T26">BARC</text:span></text:span><text:span text:style-name="Command">ontrol</text:span>.</text:p>
      <text:p text:style-name="Option_20_title"><text:alphabetical-index-mark-start text:id="IMark62476856"/>--suspend<text:alphabetical-index-mark-end text:id="IMark62476856"/>, <text:alphabetical-index-mark-start text:id="IMark64029960"/>-s<text:alphabetical-index-mark-end text:id="IMark64029960"/></text:p>
      <text:p text:style-name="P75">Suspend job execution and terminate <text:span text:style-name="Command"><text:span text:style-name="T26">BARC</text:span></text:span><text:span text:style-name="Command">ontrol</text:span>.</text:p>
      <text:p text:style-name="Option_20_title"><text:alphabetical-index-mark-start text:id="IMark62437912"/>--continue<text:alphabetical-index-mark-end text:id="IMark62437912"/>, <text:alphabetical-index-mark-start text:id="IMark66556152"/>-c<text:alphabetical-index-mark-end text:id="IMark66556152"/></text:p>
      <text:p text:style-name="P75">Continue job execution and terminate <text:span text:style-name="Command"><text:span text:style-name="T26">BARC</text:span></text:span><text:span text:style-name="Command">ontrol</text:span>.</text:p>
      <text:p text:style-name="Option_20_title"><text:alphabetical-index-mark-start text:id="IMark60852184"/>--list<text:alphabetical-index-mark-end text:id="IMark60852184"/>, <text:alphabetical-index-mark-start text:id="IMark61142408"/>-l<text:alphabetical-index-mark-end text:id="IMark61142408"/></text:p>
      <text:p text:style-name="P75">List jobs and terminate <text:span text:style-name="Command"><text:span text:style-name="T26">BARC</text:span></text:span><text:span text:style-name="Command">ontrol</text:span>.</text:p>
      <text:p text:style-name="P41"><text:alphabetical-index-mark-start text:id="IMark60827240"/>--index-database-add<text:alphabetical-index-mark-end text:id="IMark60827240"/>=<text:span text:style-name="T27">&lt;pattern&gt;</text:span></text:p>
      <text:p text:style-name="P76">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41"><text:soft-page-break/><text:alphabetical-index-mark-start text:id="IMark50110920"/>--index-database-remove<text:alphabetical-index-mark-end text:id="IMark50110920"/>=<text:span text:style-name="T27">&lt;pattern&gt;</text:span></text:p>
      <text:p text:style-name="P76">Remove storage archive from <text:span text:style-name="T27">the </text:span>index database and terminate <text:span text:style-name="Command"><text:span text:style-name="T26">BARC</text:span></text:span><text:span text:style-name="Command">ontrol</text:span>.</text:p>
      <text:p text:style-name="P41"><text:alphabetical-index-mark-start text:id="IMark66523656"/>--<text:span text:style-name="T27">index-database-refresh</text:span><text:alphabetical-index-mark-end text:id="IMark66523656"/><text:span text:style-name="T27">=&lt;pattern&gt;</text:span></text:p>
      <text:p text:style-name="P77">Refresh storage archives in the index database and terminate <text:span text:style-name="Command"><text:span text:style-name="T26">BARC</text:span></text:span><text:span text:style-name="Command">ontrol</text:span>.</text:p>
      <text:p text:style-name="P41"><text:alphabetical-index-mark-start text:id="IMark62928728"/>--<text:span text:style-name="T66">index-database-entities-list</text:span><text:alphabetical-index-mark-end text:id="IMark62928728"/><text:span text:style-name="T66">=&lt;name&gt;, </text:span><text:alphabetical-index-mark-start text:id="IMark62076376"/><text:span text:style-name="T66">-n</text:span><text:alphabetical-index-mark-end text:id="IMark62076376"/><text:span text:style-name="T66">=&lt;name&gt;</text:span></text:p>
      <text:p text:style-name="P79">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41"><text:alphabetical-index-mark-start text:id="IMark66523656"/>--index-database-storage<text:span text:style-name="T66">s</text:span>-list<text:alphabetical-index-mark-end text:id="IMark66523656"/>=&lt;<text:span text:style-name="T27">name</text:span>&gt;, <text:alphabetical-index-mark-start text:id="IMark64029960"/>-<text:span text:style-name="T27">a</text:span><text:alphabetical-index-mark-end text:id="IMark64029960"/><text:span text:style-name="T27">=&lt;names&gt;</text:span></text:p>
      <text:p text:style-name="P76">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41"><text:alphabetical-index-mark-start text:id="IMark62076376"/>--index-database-entries-list<text:alphabetical-index-mark-end text:id="IMark62076376"/>=&lt;pattern&gt;, <text:alphabetical-index-mark-start text:id="IMark50110920"/>-<text:span text:style-name="T27">e</text:span><text:alphabetical-index-mark-end text:id="IMark50110920"/><text:span text:style-name="T27">=&lt;name&gt;</text:span></text:p>
      <text:p text:style-name="P76">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66523656"/>--restore<text:alphabetical-index-mark-end text:id="IMark66523656"/>=&lt;name&gt;</text:p>
      <text:p text:style-name="Option_20_Start">Restore storage with name &lt;name&gt;</text:p>
      <text:p text:style-name="Option_20_title"><text:alphabetical-index-mark-start text:id="IMark62917144"/>--destination<text:alphabetical-index-mark-end text:id="IMark62917144"/>=&lt;directory&gt;</text:p>
      <text:p text:style-name="Option_20_Start">Selected destination directory for restore.</text:p>
      <text:p text:style-name="Option_20_title"><text:alphabetical-index-mark-start text:id="IMark62928728"/>--overwrite-entries<text:alphabetical-index-mark-end text:id="IMark62928728"/></text:p>
      <text:p text:style-name="Option_20_Start">Enable overwrite existing entries on restore.</text:p>
      <text:p text:style-name="Option_20_title"><text:alphabetical-index-mark-start text:id="IMark61921240"/>--version<text:alphabetical-index-mark-end text:id="IMark61921240"/></text:p>
      <text:p text:style-name="P75">Output version of <text:span text:style-name="Command"><text:span text:style-name="T26">BARC</text:span></text:span><text:span text:style-name="Command">ontrol</text:span>.</text:p>
      <text:p text:style-name="Option_20_title"><text:alphabetical-index-mark-start text:id="IMark64016984"/>--help<text:alphabetical-index-mark-end text:id="IMark64016984"/>, <text:alphabetical-index-mark-start text:id="IMark64029960"/>-h<text:alphabetical-index-mark-end text:id="IMark6402996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61"><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62811624"/>pause-create<text:alphabetical-index-mark-end text:id="IMark62811624"/>=yes|no</text:p>
      <text:p text:style-name="Configuration">Pause creating new archive files when pause-button is pressed.</text:p>
      <text:p text:style-name="Configuration_20_title"><text:alphabetical-index-mark-start text:id="IMark61142408"/>pause-storage<text:alphabetical-index-mark-end text:id="IMark61142408"/>=yes|no</text:p>
      <text:p text:style-name="Configuration">Pause storage of archive files when pause-button is pressed.</text:p>
      <text:p text:style-name="Configuration_20_title"><text:alphabetical-index-mark-start text:id="IMark66523656"/>pause-restore<text:alphabetical-index-mark-end text:id="IMark66523656"/>=yes|no</text:p>
      <text:p text:style-name="Configuration">Pause restoring archive files when pause-button is pressed.</text:p>
      <text:p text:style-name="Configuration_20_title"><text:alphabetical-index-mark-start text:id="IMark62917144"/>pause-index-database-update<text:alphabetical-index-mark-end text:id="IMark62917144"/>=yes|no</text:p>
      <text:p text:style-name="Configuration">Pause automatic update index database when pause-button is pressed.</text:p>
      <text:p text:style-name="Configuration_20_title"><text:soft-page-break/><text:alphabetical-index-mark-start text:id="IMark62076376"/>server<text:alphabetical-index-mark-end text:id="IMark62076376"/>=&lt;name&gt;</text:p>
      <text:p text:style-name="Configuration">Name of computer running a <text:span text:style-name="Name">BAR</text:span> server daemon.</text:p>
      <text:p text:style-name="Configuration_20_title"><text:alphabetical-index-mark-start text:id="IMark62476856"/>server-password<text:alphabetical-index-mark-end text:id="IMark62476856"/>=&lt;password&gt;</text:p>
      <text:p text:style-name="Configuration"><text:span text:style-name="Name">BAR</text:span> server daemon password.</text:p>
      <text:p text:style-name="Configuration_20_title"><text:alphabetical-index-mark-start text:id="IMark64016984"/>server-port<text:alphabetical-index-mark-end text:id="IMark64016984"/>=&lt;n&gt;</text:p>
      <text:p text:style-name="Configuration"><text:span text:style-name="Name">BAR</text:span> server port number for plain network connections.</text:p>
      <text:p text:style-name="Configuration_20_title"><text:alphabetical-index-mark-start text:id="IMark63814392"/>server-tls-port<text:alphabetical-index-mark-end text:id="IMark63814392"/>=&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61921240"/><text:span text:style-name="T1">chunks</text:span><text:alphabetical-index-mark-end text:id="IMark6192124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2798705413475187502" text:style-name="L10">
        <text:list-item>
          <text:p text:style-name="P127">id (4 characters)</text:p>
        </text:list-item>
      </text:list>
      <text:list xml:id="list124103658777300" text:continue-list="list124104248257544" text:style-name="List_20_1">
        <text:list-item>
          <text:p text:style-name="List_20_1">size (uint64)</text:p>
        </text:list-item>
      </text:list>
      <text:list xml:id="list124104761891082" text:continue-list="list2798705413475187502" text:style-name="L10">
        <text:list-item>
          <text:p text:style-name="P135">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4">Zstd may only be available from the source repository. See [<text:reference-ref text:reference-format="text" text:ref-name="Zstd">Zstd</text:reference-ref>].</text:p></text:note-body></text:note></text:p>
          </table:table-cell>
          <table:table-cell table:style-name="Packages.A2" office:value-type="string">
            <text:p text:style-name="P16">optional</text:p>
          </table:table-cell>
          <table:table-cell table:style-name="Packages.C2" office:value-type="string">
            <text:p text:style-name="P15">zstd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5" text:note-class="footnote"><text:note-citation>25</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5">25</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P83"><text:s text:c="2"/><text:span text:style-name="T77">zstd</text:span> compression <text:s/>: yes (1.<text:span text:style-name="T77">3</text:span>.<text:span text:style-name="T77">2</text:span>)</text:p>
      <text:p text:style-name="P83"><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text:soft-page-break/></text:p>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text:soft-page-break/>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70599419139574026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2410538031001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24105439222836" text:continue-list="list12410372825553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24105670174094"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7">lz4</text:span></text:span><text:span text:style-name="Command">, </text:span><text:span text:style-name="Command"><text:span text:style-name="T77">and zstd</text:span></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7">zstd-0</text:span></text:span> or <text:span text:style-name="Option">zip1</text:span>.</text:p>
      <text:list xml:id="list124104914126287"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2410517288911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24104812640651" text:continue-numbering="true" text:style-name="Numbering_20_5">
        <text:list-item>
          <text:p text:style-name="Question">I cannot establish a TLS/SSL connection with BARControl.</text:p>
        </text:list-item>
      </text:list>
      <text:p text:style-name="P57">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2410474303924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24105233367351"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2410403830834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2410557472965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2410467529162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124103644779816"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24105189128335"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8</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24105507061992"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8</text:bookmark-ref>) or place some # into the archive file name where you want to have the generated part number.</text:p>
      <text:list xml:id="list12410441527259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410413903506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24105452485689"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24105528064092"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24104069050863"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2410477782557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410435780237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2410370886206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2410498772460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24104640245805"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24104165351519" text:continue-numbering="true" text:style-name="Numbering_20_5">
        <text:list-item>
          <text:p text:style-name="Question">BARControl does not start on my system. I get the error “No more handles [gtk_init_check() failed]”. What is wrong?</text:p>
        </text:list-item>
      </text:list>
      <text:p text:style-name="P57">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410364585706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7">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24105640597660" text:continue-numbering="true" text:style-name="Numbering_20_5">
        <text:list-item>
          <text:p text:style-name="Question">Can I automate the login with BARControl?</text:p>
        </text:list-item>
      </text:list>
      <text:p text:style-name="P57">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4105010683444" text:continue-numbering="true" text:style-name="Numbering_20_5">
        <text:list-item>
          <text:p text:style-name="Question"><text:soft-page-break/>BAR server is running with the Linux root account on my system. Is it required that BARControl is also running as root?</text:p>
        </text:list-item>
      </text:list>
      <text:p text:style-name="P57">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2410440751014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7">When <text:span text:style-name="Name">BAR</text:span> (in daemon mode) is requested by <text:span text:style-name="Command"><text:span text:style-name="T2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124103661225479" text:continue-numbering="true" text:style-name="Numbering_20_5">
        <text:list-item>
          <text:p text:style-name="Question">Sometimes when I create an archive I see in the progress bars of BARControl numbers over 100%. How can this happen?</text:p>
        </text:list-item>
      </text:list>
      <text:p text:style-name="P57">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4104133956857"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24104103662556"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2410556244996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24104118165945" text:continue-numbering="true" text:style-name="Numbering_20_5">
        <text:list-item>
          <text:p text:style-name="Question"><text:soft-page-break/><text:span text:style-name="Command">Is the graphical front end available as a separated package?</text:span></text:p>
        </text:list-item>
      </text:list>
      <text:p text:style-name="P57">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12410547841674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24105048904356"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2410539112954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24104534120723" text:continue-numbering="true" text:style-name="Numbering_20_5">
        <text:list-item>
          <text:p text:style-name="P138">A full backup is expired and was purged. Is it useful to keep the following incremental backups?</text:p>
        </text:list-item>
      </text:list>
      <text:p text:style-name="P5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8">Note: if the delta-compress-algorithm is used the original file for the delta-compression must still exists to extract the delta-compressed files, because the archive only contain the differences to the original files.</text:p>
      <text:list xml:id="list124104593552253" text:continue-numbering="true" text:style-name="Numbering_20_5">
        <text:list-item>
          <text:p text:style-name="P139">How can I use BAR on computer with tightly limited resources? I always get the error insufficient disk space when BAR try to create archives.</text:p>
        </text:list-item>
      </text:list>
      <text:p text:style-name="P60">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9"><text:span text:style-name="T83">C</text:span>reate a RAM disk, e. g.:</text:p>
      <text:p text:style-name="Answer_20_Command"><text:soft-page-break/><text:s/><text:span text:style-name="Command">mount -t tmpfs -o size=2G none /media/ramdisk</text:span></text:p>
      <text:p text:style-name="P59"><text:span text:style-name="T83">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183743918425370386" text:style-name="L11">
        <text:list-item>
          <text:p text:style-name="P128">version number of <text:span text:style-name="Name">BAR</text:span></text:p>
        </text:list-item>
      </text:list>
      <text:list xml:id="list124103741644661" text:continue-list="list12410365877730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24104419797977" text:continue-list="list4183743918425370386" text:style-name="L11">
        <text:list-item>
          <text:p text:style-name="P136">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24103581690707" text:continue-list="list124103741644661"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24103845733590"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61"><text:soft-page-break/><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124103920550745"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9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3"><text:reference-mark-start text:name="Zstd"/>Zstd<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2"/>
      <text:p text:style-name="P30"/>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bort<text:tab/>65</text:p>
          <text:p text:style-name="P91">--all<text:tab/>56</text:p>
          <text:p text:style-name="P91">--always-create-image<text:tab/>58</text:p>
          <text:p text:style-name="P91">--archive-file-mode<text:tab/>57</text:p>
          <text:p text:style-name="P91">--archive-part-size<text:tab/>46</text:p>
          <text:p text:style-name="P91">--archive-type<text:tab/>65</text:p>
          <text:p text:style-name="P91">--bd-blank-command<text:tab/>50</text:p>
          <text:p text:style-name="P91">--bd-device<text:tab/>49</text:p>
          <text:p text:style-name="P91">--bd-ecc-command<text:tab/>50</text:p>
          <text:p text:style-name="P91">--bd-ecc-post-command<text:tab/>50</text:p>
          <text:p text:style-name="P91">--bd-ecc-pre-command<text:tab/>50</text:p>
          <text:p text:style-name="P91">--bd-image-command<text:tab/>50</text:p>
          <text:p text:style-name="P91">--bd-image-post-command<text:tab/>49</text:p>
          <text:p text:style-name="P91">--bd-image-pre-command<text:tab/>49</text:p>
          <text:p text:style-name="P91">--bd-load-volume-command<text:tab/>49</text:p>
          <text:p text:style-name="P91">--bd-request-volume-command<text:tab/>49</text:p>
          <text:p text:style-name="P91">--bd-unload-volume-command<text:tab/>49</text:p>
          <text:p text:style-name="P91">--bd-volume-size<text:tab/>49</text:p>
          <text:p text:style-name="P91">--bd-write-command<text:tab/>50</text:p>
          <text:p text:style-name="P91">--bd-write-image-command<text:tab/>50</text:p>
          <text:p text:style-name="P91">--bd-write-post-command<text:tab/>50</text:p>
          <text:p text:style-name="P91">--bd-write-pre-command<text:tab/>50</text:p>
          <text:p text:style-name="P91">--blank<text:tab/>58</text:p>
          <text:p text:style-name="P91">--cd-device<text:tab/>49</text:p>
          <text:p text:style-name="P91">--cd-ecc-command<text:tab/>50</text:p>
          <text:p text:style-name="P91">--cd-ecc-post-command<text:tab/>50</text:p>
          <text:p text:style-name="P91">--cd-ecc-pre-command<text:tab/>50</text:p>
          <text:p text:style-name="P91">--cd-image-command<text:tab/>50</text:p>
          <text:p text:style-name="P91">--cd-image-post-command<text:tab/>49</text:p>
          <text:p text:style-name="P91">--cd-image-pre-command<text:tab/>49</text:p>
          <text:p text:style-name="P91">--cd-load-volume-command<text:tab/>49</text:p>
          <text:p text:style-name="P91">--cd-request-volume-command<text:tab/>49</text:p>
          <text:p text:style-name="P91">--cd-unload-volume-command<text:tab/>49</text:p>
          <text:p text:style-name="P91">--cd-volume-size<text:tab/>49</text:p>
          <text:p text:style-name="P91">--cd-write-command<text:tab/>50</text:p>
          <text:p text:style-name="P91">--cd-write-image-command<text:tab/>50</text:p>
          <text:p text:style-name="P91">--cd-write-post-command<text:tab/>50</text:p>
          <text:p text:style-name="P91">--cd-write-pre-command<text:tab/>50</text:p>
          <text:p text:style-name="P91">--cd‑blank-command<text:tab/>50</text:p>
          <text:p text:style-name="P91">--compare<text:tab/>11, 39</text:p>
          <text:p text:style-name="P91">--compress-algorithm<text:tab/>14, 41</text:p>
          <text:p text:style-name="P91">--compress-exclude<text:tab/>45</text:p>
          <text:p text:style-name="P91">--compress-min-size<text:tab/>44</text:p>
          <text:p text:style-name="P91">--config<text:tab/>56</text:p>
          <text:p text:style-name="P91">--continue<text:tab/>65</text:p>
          <text:p text:style-name="P91">--continuous-database<text:tab/>55</text:p>
          <text:p text:style-name="P91">--create<text:tab/>9, 39</text:p>
          <text:p text:style-name="P91">--crypt-algorithm<text:tab/>45</text:p>
          <text:p text:style-name="P91">--crypt-new-password<text:tab/>46</text:p>
          <text:p text:style-name="P91">--crypt-password<text:tab/>46</text:p>
          <text:p text:style-name="P91">--crypt-private-key<text:tab/>46</text:p>
          <text:p text:style-name="P91">--crypt-public-key<text:tab/>46</text:p>
          <text:p text:style-name="P91">--crypt-type<text:tab/>45</text:p>
          <text:p text:style-name="P91">--daemon<text:tab/>52</text:p>
          <text:p text:style-name="P91">--delete-old-archive-files<text:tab/>56</text:p>
          <text:p text:style-name="P91">--destination<text:tab/>52, 65</text:p>
          <text:p text:style-name="P91">--device<text:tab/>50</text:p>
          <text:p text:style-name="P91">--device-blank-command<text:tab/>51</text:p>
          <text:p text:style-name="P91">--device-ecc-command<text:tab/>51</text:p>
          <text:p text:style-name="P91">--device-ecc-post-command<text:tab/>51</text:p>
          <text:p text:style-name="P91">--device-ecc-pre-command<text:tab/>51</text:p>
          <text:p text:style-name="P91">--device-image-command<text:tab/>51</text:p>
          <text:p text:style-name="P91">--device-image-post-command<text:tab/>51</text:p>
          <text:p text:style-name="P91">--device-image-pre-command<text:tab/>51</text:p>
          <text:p text:style-name="P91">--device-load-volume-command<text:tab/>51</text:p>
          <text:p text:style-name="P91">--device-request-volume-command<text:tab/>51</text:p>
          <text:p text:style-name="P91">--device-unload-volume-command<text:tab/>51</text:p>
          <text:p text:style-name="P91">--device-volume-size<text:tab/>51</text:p>
          <text:p text:style-name="P91">--device-write-command<text:tab/>52</text:p>
          <text:p text:style-name="P91">--device-write-post-command<text:tab/>52</text:p>
          <text:p text:style-name="P91">--device-write-pre-command<text:tab/>51</text:p>
          <text:p text:style-name="P91">--differential<text:tab/>41</text:p>
          <text:p text:style-name="P91">--directory<text:tab/>56</text:p>
          <text:p text:style-name="P91">--directory-strip<text:tab/>52</text:p>
          <text:p text:style-name="P91">--dry-run<text:tab/>57</text:p>
          <text:p text:style-name="P91">--dvd-blank-command<text:tab/>50</text:p>
          <text:p text:style-name="P91">--dvd-device<text:tab/>49</text:p>
          <text:p text:style-name="P91">--dvd-ecc-command<text:tab/>50</text:p>
          <text:p text:style-name="P91">--dvd-ecc-post-command<text:tab/>50</text:p>
          <text:p text:style-name="P91">--dvd-ecc-pre-command<text:tab/>50</text:p>
          <text:p text:style-name="P91">--dvd-image-command<text:tab/>50</text:p>
          <text:p text:style-name="P91">--dvd-image-post-command<text:tab/>49</text:p>
          <text:p text:style-name="P91">--dvd-image-pre-command<text:tab/>49</text:p>
          <text:p text:style-name="P91">--dvd-load-volume-command<text:tab/>49</text:p>
          <text:p text:style-name="P91">--dvd-request-volume-command<text:tab/>49</text:p>
          <text:p text:style-name="P91">--dvd-unload-volume-command<text:tab/>49</text:p>
          <text:p text:style-name="P91">--dvd-volume-size<text:tab/>49</text:p>
          <text:p text:style-name="P91">--dvd-write-command<text:tab/>50</text:p>
          <text:p text:style-name="P91">--dvd-write-image-command<text:tab/>50</text:p>
          <text:p text:style-name="P91">--dvd-write-post-command<text:tab/>50</text:p>
          <text:p text:style-name="P91">--dvd-write-pre-command<text:tab/>50</text:p>
          <text:p text:style-name="P91">--ecc<text:tab/>58</text:p>
          <text:p text:style-name="P91">--exclude<text:tab/>40</text:p>
          <text:p text:style-name="P91">--exclude-command<text:tab/>40</text:p>
          <text:p text:style-name="P91"><text:soft-page-break/>--extract<text:tab/>12, 39</text:p>
          <text:p text:style-name="P91">--file-write-post-command<text:tab/>46</text:p>
          <text:p text:style-name="P91">--file-write-pre-command<text:tab/>46</text:p>
          <text:p text:style-name="P91">--force-delta-compression<text:tab/>57</text:p>
          <text:p text:style-name="P91">--force-ssl<text:tab/>64</text:p>
          <text:p text:style-name="P91">--ftp-login-name<text:tab/>46</text:p>
          <text:p text:style-name="P91">--ftp-max-connections<text:tab/>47</text:p>
          <text:p text:style-name="P91">--ftp-max-storage-size<text:tab/>47</text:p>
          <text:p text:style-name="P91">--ftp-password<text:tab/>47</text:p>
          <text:p text:style-name="P91">--ftp-write-post-command<text:tab/>47</text:p>
          <text:p text:style-name="P91">--ftp-write-pre-command<text:tab/>47</text:p>
          <text:p text:style-name="P91">--full<text:tab/>41</text:p>
          <text:p text:style-name="P91">--generate-keys<text:tab/>39</text:p>
          <text:p text:style-name="P91">--generate-keys-bits<text:tab/>39</text:p>
          <text:p text:style-name="P91">--generate-keys-mode<text:tab/>40</text:p>
          <text:p text:style-name="P91">--group<text:tab/>56</text:p>
          <text:p text:style-name="P91">--help<text:tab/>59, 66</text:p>
          <text:p text:style-name="P91">--help-internal<text:tab/>59</text:p>
          <text:p text:style-name="P91">--human-format<text:tab/>56</text:p>
          <text:p text:style-name="P91">--ignore-no-backup-file<text:tab/>56</text:p>
          <text:p text:style-name="P91">--ignore-no-dump<text:tab/>57</text:p>
          <text:p text:style-name="P91">--image<text:tab/>39</text:p>
          <text:p text:style-name="P91">--include<text:tab/>40</text:p>
          <text:p text:style-name="P91">--include-command<text:tab/>40</text:p>
          <text:p text:style-name="P91">--incremental<text:tab/>41</text:p>
          <text:p text:style-name="P91">--incremental-list-file<text:tab/>41</text:p>
          <text:p text:style-name="P91">--index-database<text:tab/>54</text:p>
          <text:p text:style-name="P91">--index-database-add<text:tab/>65</text:p>
          <text:p text:style-name="P91">--index-database-auto-update<text:tab/>54</text:p>
          <text:p text:style-name="P91">--index-database-entities-list<text:tab/>65</text:p>
          <text:p text:style-name="P91">--index-database-entries-list<text:tab/>65</text:p>
          <text:p text:style-name="P91">--index-database-keep-time<text:tab/>54</text:p>
          <text:p text:style-name="P91">--index-database-max-band-width<text:tab/>54</text:p>
          <text:p text:style-name="P91">--index-database-refresh<text:tab/>65</text:p>
          <text:p text:style-name="P91">--index-database-remove<text:tab/>65</text:p>
          <text:p text:style-name="P91">--index-database-storages-list<text:tab/>65</text:p>
          <text:p text:style-name="P91">--job<text:tab/>64</text:p>
          <text:p text:style-name="P91">--key-file<text:tab/>64</text:p>
          <text:p text:style-name="P91">--list<text:tab/>10, 39, 65</text:p>
          <text:p text:style-name="P91">--log<text:tab/>55</text:p>
          <text:p text:style-name="P91">--log-file<text:tab/>55</text:p>
          <text:p text:style-name="P91">--log-post-command<text:tab/>55</text:p>
          <text:p text:style-name="P91">--login-dialog<text:tab/>64</text:p>
          <text:p text:style-name="P91">--long-format<text:tab/>56</text:p>
          <text:p text:style-name="P91">--max-band-width<text:tab/>53</text:p>
          <text:p text:style-name="P91">--max-tmp-size<text:tab/>56</text:p>
          <text:p text:style-name="P91">--mount<text:tab/>40p.</text:p>
          <text:p text:style-name="P91">--nice-level<text:tab/>53</text:p>
          <text:p text:style-name="P91">--no-bar-on-medium<text:tab/>58</text:p>
          <text:p text:style-name="P91">--no-default-config<text:tab/>58</text:p>
          <text:p text:style-name="P91">--no-detach<text:tab/>52</text:p>
          <text:p text:style-name="P91">--no-fragments-check<text:tab/>57</text:p>
          <text:p text:style-name="P91">--no-header-footer<text:tab/>56</text:p>
          <text:p text:style-name="P91">--no-index-database<text:tab/>54</text:p>
          <text:p text:style-name="P91">--no-stop-on-error<text:tab/>58</text:p>
          <text:p text:style-name="P91">--no-storage<text:tab/>57</text:p>
          <text:p text:style-name="P91">--normal<text:tab/>41</text:p>
          <text:p text:style-name="P91">--numeric-permission<text:tab/>56</text:p>
          <text:p text:style-name="P91">--numeric-uid-gid<text:tab/>56</text:p>
          <text:p text:style-name="P91">--overwrite-archive-files<text:tab/>57</text:p>
          <text:p text:style-name="P91">--overwrite-entries<text:tab/>66</text:p>
          <text:p text:style-name="P91">--overwrite-files<text:tab/>57</text:p>
          <text:p text:style-name="P91">--owner<text:tab/>52</text:p>
          <text:p text:style-name="P91">--password<text:tab/>64</text:p>
          <text:p text:style-name="P91">--pause<text:tab/>65</text:p>
          <text:p text:style-name="P91">--pid-file<text:tab/>56</text:p>
          <text:p text:style-name="P91">--ping<text:tab/>65</text:p>
          <text:p text:style-name="P91">--port<text:tab/>64</text:p>
          <text:p text:style-name="P91">--post-command<text:tab/>40</text:p>
          <text:p text:style-name="P91">--pre-command<text:tab/>40</text:p>
          <text:p text:style-name="P91">--quiet<text:tab/>58</text:p>
          <text:p text:style-name="P91">--raw-images<text:tab/>57</text:p>
          <text:p text:style-name="P91">--remote-bar-executable<text:tab/>53</text:p>
          <text:p text:style-name="P91">--restore<text:tab/>65</text:p>
          <text:p text:style-name="P91">--scp-write-post-command<text:tab/>48</text:p>
          <text:p text:style-name="P91">--scp-write-pre-command<text:tab/>48</text:p>
          <text:p text:style-name="P91">--select-job<text:tab/>64</text:p>
          <text:p text:style-name="P91">--server-ca-file<text:tab/>52</text:p>
          <text:p text:style-name="P91">--server-cert-file<text:tab/>52</text:p>
          <text:p text:style-name="P91">--server-jobs-directory<text:tab/>53</text:p>
          <text:p text:style-name="P91">--server-key-file<text:tab/>52</text:p>
          <text:p text:style-name="P91">--server-password<text:tab/>53</text:p>
          <text:p text:style-name="P91">--server-port<text:tab/>52</text:p>
          <text:p text:style-name="P91">--server-tls-port<text:tab/>52</text:p>
          <text:p text:style-name="P91">--sftp-write-post-command<text:tab/>48</text:p>
          <text:p text:style-name="P91">--sftp-write-pre-command<text:tab/>48</text:p>
          <text:p text:style-name="P91">--skip-unreadable<text:tab/>57</text:p>
          <text:p text:style-name="P91">--ssh-login-name<text:tab/>47</text:p>
          <text:p text:style-name="P91">--ssh-max-connections<text:tab/>47</text:p>
          <text:p text:style-name="P91">--ssh-max-storage-size<text:tab/>47</text:p>
          <text:p text:style-name="P91">--ssh-password<text:tab/>47</text:p>
          <text:p text:style-name="P91">--ssh-port<text:tab/>47</text:p>
          <text:p text:style-name="P91">--ssh-private-key<text:tab/>47</text:p>
          <text:p text:style-name="P91">--ssh-public-key<text:tab/>47</text:p>
          <text:p text:style-name="P91">--suspend<text:tab/>65</text:p>
          <text:p text:style-name="P91">--test<text:tab/>11, 39</text:p>
          <text:p text:style-name="P91">--tls-port<text:tab/>64</text:p>
          <text:p text:style-name="P91">--tmp-directory<text:tab/>56</text:p>
          <text:p text:style-name="P91">--verbose<text:tab/>58</text:p>
          <text:p text:style-name="P91">--version<text:tab/>59, 66</text:p>
          <text:p text:style-name="P91"><text:soft-page-break/>--volume-size<text:tab/>58</text:p>
          <text:p text:style-name="P91">--wait-first-volume<text:tab/>57</text:p>
          <text:p text:style-name="P91">--webdav-login<text:tab/>48</text:p>
          <text:p text:style-name="P91">--webdav-max-connections<text:tab/>48</text:p>
          <text:p text:style-name="P91">--webdav-max-storage-size<text:tab/>48</text:p>
          <text:p text:style-name="P91">--webdav-password<text:tab/>48</text:p>
          <text:p text:style-name="P91">--webdav-write-post-command<text:tab/>48</text:p>
          <text:p text:style-name="P91">--webdav-write-pre-command<text:tab/>48</text:p>
          <text:p text:style-name="P91">--xhelp<text:tab/>59</text:p>
          <text:p text:style-name="P91">-!<text:tab/>40</text:p>
          <text:p text:style-name="P91">-#<text:tab/>40</text:p>
          <text:p text:style-name="P91">-a<text:tab/>65</text:p>
          <text:p text:style-name="P91">-c<text:tab/>39, 65</text:p>
          <text:p text:style-name="P91">-C<text:tab/>56</text:p>
          <text:p text:style-name="P91">-d<text:tab/>39</text:p>
          <text:p text:style-name="P91">-D<text:tab/>52</text:p>
          <text:p text:style-name="P91">-e<text:tab/>65</text:p>
          <text:p text:style-name="P91">-f<text:tab/>41</text:p>
          <text:p text:style-name="P91">-g<text:tab/>56</text:p>
          <text:p text:style-name="P91">-h<text:tab/>59, 66</text:p>
          <text:p text:style-name="P91">-H<text:tab/>56</text:p>
          <text:p text:style-name="P91">-i<text:tab/>41, 65</text:p>
          <text:p text:style-name="P91">-j<text:tab/>64</text:p>
          <text:p text:style-name="P91">-l<text:tab/>39, 65</text:p>
          <text:p text:style-name="P91">-L<text:tab/>56</text:p>
          <text:p text:style-name="P91">-m<text:tab/>39</text:p>
          <text:p text:style-name="P91">-n<text:tab/>65</text:p>
          <text:p text:style-name="P91">-o<text:tab/>57</text:p>
          <text:p text:style-name="P91">-p<text:tab/>52, 64</text:p>
          <text:p text:style-name="P91">-s<text:tab/>16, 46, 65</text:p>
          <text:p text:style-name="P91">-t<text:tab/>39, 65</text:p>
          <text:p text:style-name="P91">-x<text:tab/>39</text:p>
          <text:p text:style-name="P91">-y<text:tab/>45</text:p>
          <text:p text:style-name="P91">-z<text:tab/>14, 41</text:p>
          <text:p text:style-name="P92">A</text:p>
          <text:p text:style-name="P91">archive-name<text:tab/>60</text:p>
          <text:p text:style-name="P91">archive-type<text:tab/>60</text:p>
          <text:p text:style-name="P91">atime<text:tab/>9</text:p>
          <text:p text:style-name="P92">B</text:p>
          <text:p text:style-name="P91">bar-keygen<text:tab/>7</text:p>
          <text:p text:style-name="P91">basic commands<text:tab/>39</text:p>
          <text:p text:style-name="P92">C</text:p>
          <text:p text:style-name="P91">chunks<text:tab/>67</text:p>
          <text:p text:style-name="P91">compare archive<text:tab/>11</text:p>
          <text:p text:style-name="P91">compress archive<text:tab/>14</text:p>
          <text:p text:style-name="P91">compression<text:tab/>41</text:p>
          <text:p text:style-name="P91">creating archive<text:tab/>9</text:p>
          <text:p text:style-name="P91">crypt-password-mode<text:tab/>60</text:p>
          <text:p text:style-name="P92">D</text:p>
          <text:p text:style-name="P91">device configuration<text:tab/>62</text:p>
          <text:p text:style-name="P91">differential archive<text:tab/>12</text:p>
          <text:p text:style-name="P92">E</text:p>
          <text:p text:style-name="P91">encryption<text:tab/>45</text:p>
          <text:p text:style-name="P91">exclude<text:tab/>60</text:p>
          <text:p text:style-name="P91">exclude-command<text:tab/>60</text:p>
          <text:p text:style-name="P91">extract archive<text:tab/>12</text:p>
          <text:p text:style-name="P92">F</text:p>
          <text:p text:style-name="P91">file format<text:tab/>67</text:p>
          <text:p text:style-name="P91">ftp server configuration<text:tab/>61</text:p>
          <text:p text:style-name="P92">G</text:p>
          <text:p text:style-name="P91">graphical front end<text:tab/>22</text:p>
          <text:p text:style-name="P92">I</text:p>
          <text:p text:style-name="P91">include-file<text:tab/>60</text:p>
          <text:p text:style-name="P91">include-file-command<text:tab/>60</text:p>
          <text:p text:style-name="P91">include-image<text:tab/>60</text:p>
          <text:p text:style-name="P91">include-image-command<text:tab/>60</text:p>
          <text:p text:style-name="P91">include/exclude files<text:tab/>40</text:p>
          <text:p text:style-name="P91">incremental archive<text:tab/>12</text:p>
          <text:p text:style-name="P92">L</text:p>
          <text:p text:style-name="P91">list archive<text:tab/>10</text:p>
          <text:p text:style-name="P92">P</text:p>
          <text:p text:style-name="P91">pause-create<text:tab/>66</text:p>
          <text:p text:style-name="P91">pause-index-database-update<text:tab/>66</text:p>
          <text:p text:style-name="P91">pause-restore<text:tab/>66</text:p>
          <text:p text:style-name="P91">pause-storage<text:tab/>66</text:p>
          <text:p text:style-name="P92">S</text:p>
          <text:p text:style-name="P91">schedule configuration<text:tab/>62</text:p>
          <text:p text:style-name="P91">server<text:tab/>19, 52, 66</text:p>
          <text:p text:style-name="P91">server-password<text:tab/>66</text:p>
          <text:p text:style-name="P91">server-port<text:tab/>66</text:p>
          <text:p text:style-name="P91">server-tls-port<text:tab/>66</text:p>
          <text:p text:style-name="P91">split archives<text:tab/>16, 46</text:p>
          <text:p text:style-name="P91">ssh/scp/sftp server configuration<text:tab/>61</text:p>
          <text:p text:style-name="P91">store archives<text:tab/>17, 46</text:p>
          <text:p text:style-name="P92">T</text:p>
          <text:p text:style-name="P91">test archive<text:tab/>11</text:p>
          <text:p text:style-name="P92">U</text:p>
          <text:p text:style-name="P91">URI<text:tab/>17</text:p>
        </text:index-body>
      </text:alphabetical-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2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8-09-16T12:41:02.651571750</dc:date>
    <meta:editing-duration>P285DT1H21M37S</meta:editing-duration>
    <meta:editing-cycles>566</meta:editing-cycles>
    <meta:generator>LibreOffice/4.2.8.2$Linux_X86_64 LibreOffice_project/420m0$Build-2</meta:generator>
    <meta:document-statistic meta:table-count="14" meta:image-count="19" meta:object-count="0" meta:page-count="85" meta:paragraph-count="2480" meta:word-count="22899" meta:character-count="144084" meta:non-whitespace-character-count="124132"/>
  </office:meta>
</office:document-meta>
</file>